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enturyGothic" svg:font-family="CenturyGothic"/>
    <style:font-face style:name="Consolas" svg:font-family="Consola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6.563cm" table:align="left"/>
    </style:style>
    <style:style style:name="Tableau1.A" style:family="table-column">
      <style:table-column-properties style:column-width="8.46cm"/>
    </style:style>
    <style:style style:name="Tableau1.B" style:family="table-column">
      <style:table-column-properties style:column-width="8.103cm"/>
    </style:style>
    <style:style style:name="Tableau1.A1" style:family="table-cell">
      <style:table-cell-properties style:vertical-align="middle" fo:padding="0.049cm" fo:border="none"/>
    </style:style>
    <style:style style:name="Tableau2" style:family="table">
      <style:table-properties style:width="9.562cm" table:align="left"/>
    </style:style>
    <style:style style:name="Tableau2.A" style:family="table-column">
      <style:table-column-properties style:column-width="1.6cm"/>
    </style:style>
    <style:style style:name="Tableau2.B" style:family="table-column">
      <style:table-column-properties style:column-width="1.131cm"/>
    </style:style>
    <style:style style:name="Tableau2.C" style:family="table-column">
      <style:table-column-properties style:column-width="1.355cm"/>
    </style:style>
    <style:style style:name="Tableau2.D" style:family="table-column">
      <style:table-column-properties style:column-width="1.356cm"/>
    </style:style>
    <style:style style:name="Tableau2.G" style:family="table-column">
      <style:table-column-properties style:column-width="0.66cm"/>
    </style:style>
    <style:style style:name="Tableau2.H" style:family="table-column">
      <style:table-column-properties style:column-width="0.75cm"/>
    </style:style>
    <style:style style:name="Tableau2.A1" style:family="table-cell">
      <style:table-cell-properties style:vertical-align="middle" fo:padding="0.049cm" fo:border="none"/>
    </style:style>
    <style:style style:name="Tableau3" style:family="table">
      <style:table-properties style:width="9.089cm" table:align="left"/>
    </style:style>
    <style:style style:name="Tableau3.A" style:family="table-column">
      <style:table-column-properties style:column-width="3.18cm"/>
    </style:style>
    <style:style style:name="Tableau3.B" style:family="table-column">
      <style:table-column-properties style:column-width="2.896cm"/>
    </style:style>
    <style:style style:name="Tableau3.C" style:family="table-column">
      <style:table-column-properties style:column-width="3.013cm"/>
    </style:style>
    <style:style style:name="Tableau3.A1" style:family="table-cell">
      <style:table-cell-properties style:vertical-align="middle" fo:padding="0.049cm" fo:border="none"/>
    </style:style>
    <style:style style:name="Tableau4" style:family="table">
      <style:table-properties style:width="17cm" table:align="left"/>
    </style:style>
    <style:style style:name="Tableau4.A" style:family="table-column">
      <style:table-column-properties style:column-width="0.623cm"/>
    </style:style>
    <style:style style:name="Tableau4.B" style:family="table-column">
      <style:table-column-properties style:column-width="0.603cm"/>
    </style:style>
    <style:style style:name="Tableau4.b" style:family="table-column">
      <style:table-column-properties style:column-width="0.693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0.623cm"/>
    </style:style>
    <style:style style:name="Tableau5.B" style:family="table-column">
      <style:table-column-properties style:column-width="0.603cm"/>
    </style:style>
    <style:style style:name="Tableau5.b" style:family="table-column">
      <style:table-column-properties style:column-width="0.693cm"/>
    </style:style>
    <style:style style:name="Tableau5.A1" style:family="table-cell">
      <style:table-cell-properties style:vertical-align="middle" fo:padding="0.049cm" fo:border="none"/>
    </style:style>
    <style:style style:name="Tableau6" style:family="table">
      <style:table-properties style:width="11.903cm" table:align="left"/>
    </style:style>
    <style:style style:name="Tableau6.A" style:family="table-column">
      <style:table-column-properties style:column-width="0.513cm"/>
    </style:style>
    <style:style style:name="Tableau6.B" style:family="table-column">
      <style:table-column-properties style:column-width="0.494cm"/>
    </style:style>
    <style:style style:name="Tableau6.C" style:family="table-column">
      <style:table-column-properties style:column-width="0.594cm"/>
    </style:style>
    <style:style style:name="Tableau6.M" style:family="table-column">
      <style:table-column-properties style:column-width="0.674cm"/>
    </style:style>
    <style:style style:name="Tableau6.O" style:family="table-column">
      <style:table-column-properties style:column-width="0.714cm"/>
    </style:style>
    <style:style style:name="Tableau6.Q" style:family="table-column">
      <style:table-column-properties style:column-width="0.573cm"/>
    </style:style>
    <style:style style:name="Tableau6.R" style:family="table-column">
      <style:table-column-properties style:column-width="0.554cm"/>
    </style:style>
    <style:style style:name="Tableau6.T" style:family="table-column">
      <style:table-column-properties style:column-width="0.614cm"/>
    </style:style>
    <style:style style:name="Tableau6.A1" style:family="table-cell">
      <style:table-cell-properties style:vertical-align="middle" fo:padding="0.049cm" fo:border="none"/>
    </style:style>
    <style:style style:name="Tableau7" style:family="table">
      <style:table-properties style:width="11.903cm" table:align="left"/>
    </style:style>
    <style:style style:name="Tableau7.A" style:family="table-column">
      <style:table-column-properties style:column-width="0.513cm"/>
    </style:style>
    <style:style style:name="Tableau7.B" style:family="table-column">
      <style:table-column-properties style:column-width="0.494cm"/>
    </style:style>
    <style:style style:name="Tableau7.C" style:family="table-column">
      <style:table-column-properties style:column-width="0.554cm"/>
    </style:style>
    <style:style style:name="Tableau7.D" style:family="table-column">
      <style:table-column-properties style:column-width="0.594cm"/>
    </style:style>
    <style:style style:name="Tableau7.N" style:family="table-column">
      <style:table-column-properties style:column-width="0.674cm"/>
    </style:style>
    <style:style style:name="Tableau7.P" style:family="table-column">
      <style:table-column-properties style:column-width="0.714cm"/>
    </style:style>
    <style:style style:name="Tableau7.R" style:family="table-column">
      <style:table-column-properties style:column-width="0.573cm"/>
    </style:style>
    <style:style style:name="Tableau7.T" style:family="table-column">
      <style:table-column-properties style:column-width="0.614cm"/>
    </style:style>
    <style:style style:name="Tableau7.A1" style:family="table-cell">
      <style:table-cell-properties style:vertical-align="middle" fo:padding="0.049cm" fo:border="none"/>
    </style:style>
    <style:style style:name="Tableau8" style:family="table">
      <style:table-properties style:width="11.903cm" table:align="left"/>
    </style:style>
    <style:style style:name="Tableau8.A" style:family="table-column">
      <style:table-column-properties style:column-width="0.513cm"/>
    </style:style>
    <style:style style:name="Tableau8.B" style:family="table-column">
      <style:table-column-properties style:column-width="0.494cm"/>
    </style:style>
    <style:style style:name="Tableau8.C" style:family="table-column">
      <style:table-column-properties style:column-width="0.573cm"/>
    </style:style>
    <style:style style:name="Tableau8.D" style:family="table-column">
      <style:table-column-properties style:column-width="0.554cm"/>
    </style:style>
    <style:style style:name="Tableau8.E" style:family="table-column">
      <style:table-column-properties style:column-width="0.594cm"/>
    </style:style>
    <style:style style:name="Tableau8.O" style:family="table-column">
      <style:table-column-properties style:column-width="0.674cm"/>
    </style:style>
    <style:style style:name="Tableau8.Q" style:family="table-column">
      <style:table-column-properties style:column-width="0.714cm"/>
    </style:style>
    <style:style style:name="Tableau8.T" style:family="table-column">
      <style:table-column-properties style:column-width="0.614cm"/>
    </style:style>
    <style:style style:name="Tableau8.A1" style:family="table-cell">
      <style:table-cell-properties style:vertical-align="middle" fo:padding="0.049cm" fo:border="none"/>
    </style:style>
    <style:style style:name="Tableau9" style:family="table">
      <style:table-properties style:width="11.903cm" table:align="left"/>
    </style:style>
    <style:style style:name="Tableau9.A" style:family="table-column">
      <style:table-column-properties style:column-width="0.513cm"/>
    </style:style>
    <style:style style:name="Tableau9.B" style:family="table-column">
      <style:table-column-properties style:column-width="0.494cm"/>
    </style:style>
    <style:style style:name="Tableau9.C" style:family="table-column">
      <style:table-column-properties style:column-width="0.594cm"/>
    </style:style>
    <style:style style:name="Tableau9.D" style:family="table-column">
      <style:table-column-properties style:column-width="0.674cm"/>
    </style:style>
    <style:style style:name="Tableau9.F" style:family="table-column">
      <style:table-column-properties style:column-width="0.714cm"/>
    </style:style>
    <style:style style:name="Tableau9.H" style:family="table-column">
      <style:table-column-properties style:column-width="0.573cm"/>
    </style:style>
    <style:style style:name="Tableau9.I" style:family="table-column">
      <style:table-column-properties style:column-width="0.554cm"/>
    </style:style>
    <style:style style:name="Tableau9.T" style:family="table-column">
      <style:table-column-properties style:column-width="0.614cm"/>
    </style:style>
    <style:style style:name="Tableau9.A1" style:family="table-cell">
      <style:table-cell-properties style:vertical-align="middle" fo:padding="0.049cm" fo:border="none"/>
    </style:style>
    <style:style style:name="Tableau10" style:family="table">
      <style:table-properties style:width="11.903cm" table:align="left"/>
    </style:style>
    <style:style style:name="Tableau10.A" style:family="table-column">
      <style:table-column-properties style:column-width="0.513cm"/>
    </style:style>
    <style:style style:name="Tableau10.B" style:family="table-column">
      <style:table-column-properties style:column-width="0.494cm"/>
    </style:style>
    <style:style style:name="Tableau10.C" style:family="table-column">
      <style:table-column-properties style:column-width="0.594cm"/>
    </style:style>
    <style:style style:name="Tableau10.H" style:family="table-column">
      <style:table-column-properties style:column-width="0.674cm"/>
    </style:style>
    <style:style style:name="Tableau10.J" style:family="table-column">
      <style:table-column-properties style:column-width="0.714cm"/>
    </style:style>
    <style:style style:name="Tableau10.L" style:family="table-column">
      <style:table-column-properties style:column-width="0.573cm"/>
    </style:style>
    <style:style style:name="Tableau10.M" style:family="table-column">
      <style:table-column-properties style:column-width="0.554cm"/>
    </style:style>
    <style:style style:name="Tableau10.T" style:family="table-column">
      <style:table-column-properties style:column-width="0.614cm"/>
    </style:style>
    <style:style style:name="Tableau10.A1" style:family="table-cell">
      <style:table-cell-properties style:vertical-align="middle" fo:padding="0.049cm" fo:border="none"/>
    </style:style>
    <style:style style:name="Tableau11" style:family="table">
      <style:table-properties style:width="14.709cm" table:align="left"/>
    </style:style>
    <style:style style:name="Tableau11.A" style:family="table-column">
      <style:table-column-properties style:column-width="9.098cm"/>
    </style:style>
    <style:style style:name="Tableau11.B" style:family="table-column">
      <style:table-column-properties style:column-width="5.611cm"/>
    </style:style>
    <style:style style:name="Tableau11.A1" style:family="table-cell">
      <style:table-cell-properties style:vertical-align="middle" fo:padding="0.049cm" fo:border="none"/>
    </style:style>
    <style:style style:name="Tableau12" style:family="table">
      <style:table-properties style:width="17cm" table:align="left"/>
    </style:style>
    <style:style style:name="Tableau12.A" style:family="table-column">
      <style:table-column-properties style:column-width="0.623cm"/>
    </style:style>
    <style:style style:name="Tableau12.B" style:family="table-column">
      <style:table-column-properties style:column-width="0.603cm"/>
    </style:style>
    <style:style style:name="Tableau12.b" style:family="table-column">
      <style:table-column-properties style:column-width="0.693cm"/>
    </style:style>
    <style:style style:name="Tableau12.A1" style:family="table-cell">
      <style:table-cell-properties style:vertical-align="middle" fo:padding="0.049cm" fo:border="none"/>
    </style:style>
    <style:style style:name="Tableau13" style:family="table">
      <style:table-properties style:width="17cm" table:align="left"/>
    </style:style>
    <style:style style:name="Tableau13.A" style:family="table-column">
      <style:table-column-properties style:column-width="0.623cm"/>
    </style:style>
    <style:style style:name="Tableau13.B" style:family="table-column">
      <style:table-column-properties style:column-width="0.603cm"/>
    </style:style>
    <style:style style:name="Tableau13.b" style:family="table-column">
      <style:table-column-properties style:column-width="0.693cm"/>
    </style:style>
    <style:style style:name="Tableau13.A1" style:family="table-cell">
      <style:table-cell-properties style:vertical-align="middle" fo:padding="0.049cm" fo:border="none"/>
    </style:style>
    <style:style style:name="Tableau14" style:family="table">
      <style:table-properties style:width="17cm" table:align="left"/>
    </style:style>
    <style:style style:name="Tableau14.A" style:family="table-column">
      <style:table-column-properties style:column-width="0.623cm"/>
    </style:style>
    <style:style style:name="Tableau14.B" style:family="table-column">
      <style:table-column-properties style:column-width="0.603cm"/>
    </style:style>
    <style:style style:name="Tableau14.b" style:family="table-column">
      <style:table-column-properties style:column-width="0.693cm"/>
    </style:style>
    <style:style style:name="Tableau14.A1" style:family="table-cell">
      <style:table-cell-properties style:vertical-align="middle" fo:padding="0.049cm" fo:border="none"/>
    </style:style>
    <style:style style:name="Tableau15" style:family="table">
      <style:table-properties style:width="17cm" table:align="left"/>
    </style:style>
    <style:style style:name="Tableau15.A" style:family="table-column">
      <style:table-column-properties style:column-width="0.623cm"/>
    </style:style>
    <style:style style:name="Tableau15.B" style:family="table-column">
      <style:table-column-properties style:column-width="0.603cm"/>
    </style:style>
    <style:style style:name="Tableau15.b" style:family="table-column">
      <style:table-column-properties style:column-width="0.693cm"/>
    </style:style>
    <style:style style:name="Tableau15.A1" style:family="table-cell">
      <style:table-cell-properties style:vertical-align="middle" fo:padding="0.049cm" fo:border="none"/>
    </style:style>
    <style:style style:name="Tableau16" style:family="table">
      <style:table-properties style:width="17cm" table:align="left"/>
    </style:style>
    <style:style style:name="Tableau16.A" style:family="table-column">
      <style:table-column-properties style:column-width="0.623cm"/>
    </style:style>
    <style:style style:name="Tableau16.B" style:family="table-column">
      <style:table-column-properties style:column-width="0.603cm"/>
    </style:style>
    <style:style style:name="Tableau16.b" style:family="table-column">
      <style:table-column-properties style:column-width="0.693cm"/>
    </style:style>
    <style:style style:name="Tableau16.A1" style:family="table-cell">
      <style:table-cell-properties style:vertical-align="middle" fo:padding="0.049cm" fo:border="none"/>
    </style:style>
    <style:style style:name="Tableau17" style:family="table">
      <style:table-properties style:width="16.933cm" table:align="left"/>
    </style:style>
    <style:style style:name="Tableau17.A" style:family="table-column">
      <style:table-column-properties style:column-width="2.193cm"/>
    </style:style>
    <style:style style:name="Tableau17.B" style:family="table-column">
      <style:table-column-properties style:column-width="1.229cm"/>
    </style:style>
    <style:style style:name="Tableau17.C" style:family="table-column">
      <style:table-column-properties style:column-width="0.452cm"/>
    </style:style>
    <style:style style:name="Tableau17.D" style:family="table-column">
      <style:table-column-properties style:column-width="4.105cm"/>
    </style:style>
    <style:style style:name="Tableau17.E" style:family="table-column">
      <style:table-column-properties style:column-width="8.955cm"/>
    </style:style>
    <style:style style:name="Tableau17.A1" style:family="table-cell">
      <style:table-cell-properties style:vertical-align="middle" fo:padding="0.049cm" fo:border="none"/>
    </style:style>
    <style:style style:name="Tableau18" style:family="table">
      <style:table-properties style:width="16.91cm" table:align="left"/>
    </style:style>
    <style:style style:name="Tableau18.A" style:family="table-column">
      <style:table-column-properties style:column-width="1.57cm"/>
    </style:style>
    <style:style style:name="Tableau18.B" style:family="table-column">
      <style:table-column-properties style:column-width="6.186cm"/>
    </style:style>
    <style:style style:name="Tableau18.C" style:family="table-column">
      <style:table-column-properties style:column-width="0.155cm"/>
    </style:style>
    <style:style style:name="Tableau18.D" style:family="table-column">
      <style:table-column-properties style:column-width="0.956cm"/>
    </style:style>
    <style:style style:name="Tableau18.E" style:family="table-column">
      <style:table-column-properties style:column-width="8.043cm"/>
    </style:style>
    <style:style style:name="Tableau18.A1" style:family="table-cell">
      <style:table-cell-properties style:vertical-align="middle" fo:padding="0.049cm" fo:border="none"/>
    </style:style>
    <style:style style:name="Tableau19" style:family="table">
      <style:table-properties style:width="16.755cm" table:align="left"/>
    </style:style>
    <style:style style:name="Tableau19.A" style:family="table-column">
      <style:table-column-properties style:column-width="1.57cm"/>
    </style:style>
    <style:style style:name="Tableau19.B" style:family="table-column">
      <style:table-column-properties style:column-width="6.763cm"/>
    </style:style>
    <style:style style:name="Tableau19.C" style:family="table-column">
      <style:table-column-properties style:column-width="0.69cm"/>
    </style:style>
    <style:style style:name="Tableau19.D" style:family="table-column">
      <style:table-column-properties style:column-width="0.31cm"/>
    </style:style>
    <style:style style:name="Tableau19.E" style:family="table-column">
      <style:table-column-properties style:column-width="7.422cm"/>
    </style:style>
    <style:style style:name="Tableau19.A1" style:family="table-cell">
      <style:table-cell-properties style:vertical-align="middle" fo:padding="0.049cm" fo:border="none"/>
    </style:style>
    <style:style style:name="Tableau20" style:family="table">
      <style:table-properties style:width="16.91cm" table:align="left"/>
    </style:style>
    <style:style style:name="Tableau20.A" style:family="table-column">
      <style:table-column-properties style:column-width="1.381cm"/>
    </style:style>
    <style:style style:name="Tableau20.B" style:family="table-column">
      <style:table-column-properties style:column-width="6.507cm"/>
    </style:style>
    <style:style style:name="Tableau20.C" style:family="table-column">
      <style:table-column-properties style:column-width="0.713cm"/>
    </style:style>
    <style:style style:name="Tableau20.D" style:family="table-column">
      <style:table-column-properties style:column-width="0.977cm"/>
    </style:style>
    <style:style style:name="Tableau20.E" style:family="table-column">
      <style:table-column-properties style:column-width="7.332cm"/>
    </style:style>
    <style:style style:name="Tableau20.A1" style:family="table-cell">
      <style:table-cell-properties style:vertical-align="middle" fo:padding="0.049cm" fo:border="none"/>
    </style:style>
    <style:style style:name="Tableau21" style:family="table">
      <style:table-properties style:width="16.977cm" table:align="left"/>
    </style:style>
    <style:style style:name="Tableau21.A" style:family="table-column">
      <style:table-column-properties style:column-width="1.293cm"/>
    </style:style>
    <style:style style:name="Tableau21.B" style:family="table-column">
      <style:table-column-properties style:column-width="2.995cm"/>
    </style:style>
    <style:style style:name="Tableau21.C" style:family="table-column">
      <style:table-column-properties style:column-width="3.933cm"/>
    </style:style>
    <style:style style:name="Tableau21.D" style:family="table-column">
      <style:table-column-properties style:column-width="0.49cm"/>
    </style:style>
    <style:style style:name="Tableau21.E" style:family="table-column">
      <style:table-column-properties style:column-width="8.266cm"/>
    </style:style>
    <style:style style:name="Tableau21.A1" style:family="table-cell">
      <style:table-cell-properties style:vertical-align="middle" fo:padding="0.049cm" fo:border="none"/>
    </style:style>
    <style:style style:name="Tableau22" style:family="table">
      <style:table-properties style:width="16.866cm" table:align="left"/>
    </style:style>
    <style:style style:name="Tableau22.A" style:family="table-column">
      <style:table-column-properties style:column-width="1.655cm"/>
    </style:style>
    <style:style style:name="Tableau22.B" style:family="table-column">
      <style:table-column-properties style:column-width="5.013cm"/>
    </style:style>
    <style:style style:name="Tableau22.C" style:family="table-column">
      <style:table-column-properties style:column-width="0.843cm"/>
    </style:style>
    <style:style style:name="Tableau22.D" style:family="table-column">
      <style:table-column-properties style:column-width="0.09cm"/>
    </style:style>
    <style:style style:name="Tableau22.E" style:family="table-column">
      <style:table-column-properties style:column-width="9.266cm"/>
    </style:style>
    <style:style style:name="Tableau22.A1" style:family="table-cell">
      <style:table-cell-properties style:vertical-align="middle" fo:padding="0.049cm" fo:border="none"/>
    </style:style>
    <style:style style:name="Tableau23" style:family="table">
      <style:table-properties style:width="16.845cm" table:align="left"/>
    </style:style>
    <style:style style:name="Tableau23.A" style:family="table-column">
      <style:table-column-properties style:column-width="1.418cm"/>
    </style:style>
    <style:style style:name="Tableau23.B" style:family="table-column">
      <style:table-column-properties style:column-width="3.161cm"/>
    </style:style>
    <style:style style:name="Tableau23.C" style:family="table-column">
      <style:table-column-properties style:column-width="2.355cm"/>
    </style:style>
    <style:style style:name="Tableau23.D" style:family="table-column">
      <style:table-column-properties style:column-width="0.176cm"/>
    </style:style>
    <style:style style:name="Tableau23.E" style:family="table-column">
      <style:table-column-properties style:column-width="9.735cm"/>
    </style:style>
    <style:style style:name="Tableau23.A1" style:family="table-cell">
      <style:table-cell-properties style:vertical-align="middle" fo:padding="0.049cm" fo:border="none"/>
    </style:style>
    <style:style style:name="Tableau24" style:family="table">
      <style:table-properties style:width="16.956cm" table:align="left"/>
    </style:style>
    <style:style style:name="Tableau24.A" style:family="table-column">
      <style:table-column-properties style:column-width="1.655cm"/>
    </style:style>
    <style:style style:name="Tableau24.B" style:family="table-column">
      <style:table-column-properties style:column-width="5.745cm"/>
    </style:style>
    <style:style style:name="Tableau24.C" style:family="table-column">
      <style:table-column-properties style:column-width="0.155cm"/>
    </style:style>
    <style:style style:name="Tableau24.D" style:family="table-column">
      <style:table-column-properties style:column-width="9.402cm"/>
    </style:style>
    <style:style style:name="Tableau24.A1" style:family="table-cell">
      <style:table-cell-properties style:vertical-align="middle" fo:padding="0.049cm" fo:border="none"/>
    </style:style>
    <style:style style:name="Tableau25" style:family="table">
      <style:table-properties style:width="16.889cm" table:align="left"/>
    </style:style>
    <style:style style:name="Tableau25.A" style:family="table-column">
      <style:table-column-properties style:column-width="1.986cm"/>
    </style:style>
    <style:style style:name="Tableau25.B" style:family="table-column">
      <style:table-column-properties style:column-width="4.881cm"/>
    </style:style>
    <style:style style:name="Tableau25.C" style:family="table-column">
      <style:table-column-properties style:column-width="0.956cm"/>
    </style:style>
    <style:style style:name="Tableau25.D" style:family="table-column">
      <style:table-column-properties style:column-width="0.977cm"/>
    </style:style>
    <style:style style:name="Tableau25.E" style:family="table-column">
      <style:table-column-properties style:column-width="8.089cm"/>
    </style:style>
    <style:style style:name="Tableau25.A1" style:family="table-cell">
      <style:table-cell-properties style:vertical-align="middle" fo:padding="0.049cm" fo:border="none"/>
    </style:style>
    <style:style style:name="Tableau26" style:family="table">
      <style:table-properties style:width="16.866cm" table:align="left"/>
    </style:style>
    <style:style style:name="Tableau26.A" style:family="table-column">
      <style:table-column-properties style:column-width="1.635cm"/>
    </style:style>
    <style:style style:name="Tableau26.B" style:family="table-column">
      <style:table-column-properties style:column-width="5.987cm"/>
    </style:style>
    <style:style style:name="Tableau26.C" style:family="table-column">
      <style:table-column-properties style:column-width="0.178cm"/>
    </style:style>
    <style:style style:name="Tableau26.D" style:family="table-column">
      <style:table-column-properties style:column-width="0.755cm"/>
    </style:style>
    <style:style style:name="Tableau26.E" style:family="table-column">
      <style:table-column-properties style:column-width="8.311cm"/>
    </style:style>
    <style:style style:name="Tableau26.A1" style:family="table-cell">
      <style:table-cell-properties style:vertical-align="middle" fo:padding="0.049cm" fo:border="none"/>
    </style:style>
    <style:style style:name="Tableau27" style:family="table">
      <style:table-properties style:width="16.778cm" table:align="left"/>
    </style:style>
    <style:style style:name="Tableau27.A" style:family="table-column">
      <style:table-column-properties style:column-width="1.635cm"/>
    </style:style>
    <style:style style:name="Tableau27.B" style:family="table-column">
      <style:table-column-properties style:column-width="6.209cm"/>
    </style:style>
    <style:style style:name="Tableau27.C" style:family="table-column">
      <style:table-column-properties style:column-width="0.933cm"/>
    </style:style>
    <style:style style:name="Tableau27.D" style:family="table-column">
      <style:table-column-properties style:column-width="0.333cm"/>
    </style:style>
    <style:style style:name="Tableau27.E" style:family="table-column">
      <style:table-column-properties style:column-width="7.668cm"/>
    </style:style>
    <style:style style:name="Tableau27.A1" style:family="table-cell">
      <style:table-cell-properties style:vertical-align="middle" fo:padding="0.049cm" fo:border="none"/>
    </style:style>
    <style:style style:name="P1" style:family="paragraph" style:parent-style-name="Standard">
      <style:text-properties fo:color="#000000"/>
    </style:style>
    <style:style style:name="P2" style:family="paragraph" style:parent-style-name="Table_20_Contents">
      <style:text-properties fo:color="#000000" fo:font-size="2pt" style:font-size-asian="2pt" style:font-size-complex="2pt"/>
    </style:style>
    <style:style style:name="P3" style:family="paragraph" style:parent-style-name="Table_20_Contents">
      <style:paragraph-properties fo:margin-top="0cm" fo:margin-bottom="0.499cm" fo:padding="0.049cm" fo:border="0.035cm solid #000000"/>
      <style:text-properties fo:color="#000000"/>
    </style:style>
    <style:style style:name="P4" style:family="paragraph" style:parent-style-name="Table_20_Contents">
      <style:paragraph-properties fo:margin-top="0cm" fo:margin-bottom="0.499cm" fo:padding="0.049cm" fo:border="0.035cm solid #000000"/>
      <style:text-properties fo:color="#000000" style:font-name="CenturyGothic" fo:font-size="10pt"/>
    </style:style>
    <style:style style:name="P5" style:family="paragraph" style:parent-style-name="Table_20_Contents">
      <style:paragraph-properties fo:margin-top="0cm" fo:margin-bottom="0.499cm" fo:padding="0.049cm" fo:border="0.035cm solid #000000"/>
      <style:text-properties fo:color="#000000" style:font-name="CenturyGothic" fo:font-size="14pt"/>
    </style:style>
    <style:style style:name="P6" style:family="paragraph" style:parent-style-name="Table_20_Contents">
      <style:paragraph-properties fo:margin-top="0cm" fo:margin-bottom="0.499cm" fo:padding="0.049cm" fo:border="0.035cm solid #000000"/>
      <style:text-properties fo:color="#000000" style:font-name="CenturyGothic" fo:font-size="12pt"/>
    </style:style>
    <style:style style:name="P7" style:family="paragraph" style:parent-style-name="Table_20_Contents">
      <style:paragraph-properties fo:margin-top="0cm" fo:margin-bottom="0.499cm" fo:padding="0.049cm" fo:border="0.035cm solid #000000"/>
      <style:text-properties fo:color="#000000" style:font-name="CenturyGothic" fo:font-size="18pt"/>
    </style:style>
    <style:style style:name="P8" style:family="paragraph" style:parent-style-name="Table_20_Contents">
      <style:paragraph-properties fo:margin-top="0cm" fo:margin-bottom="0.499cm" fo:padding="0.049cm" fo:border="0.035cm solid #000000"/>
      <style:text-properties fo:color="#000000" style:font-name="Consolas" fo:font-size="10pt" fo:font-weight="bold"/>
    </style:style>
    <style:style style:name="P9" style:family="paragraph" style:parent-style-name="Table_20_Contents">
      <style:paragraph-properties fo:margin-top="0cm" fo:margin-bottom="0.499cm" fo:padding="0.049cm" fo:border="0.035cm solid #000000"/>
      <style:text-properties fo:color="#000000" style:font-name="Consolas" fo:font-size="14pt"/>
    </style:style>
    <style:style style:name="P10" style:family="paragraph" style:parent-style-name="Preformatted_20_Text">
      <style:paragraph-properties fo:margin-top="0cm" fo:margin-bottom="0.499cm" fo:padding="0.049cm" fo:border="0.035cm solid #000000"/>
      <style:text-properties fo:color="#000000"/>
    </style:style>
    <style:style style:name="P11" style:family="paragraph" style:parent-style-name="Preformatted_20_Text">
      <style:paragraph-properties fo:padding="0.049cm" fo:border="0.035cm solid #000000"/>
      <style:text-properties fo:color="#000000"/>
    </style:style>
    <style:style style:name="P12" style:family="paragraph" style:parent-style-name="Text_20_body">
      <style:text-properties fo:color="#000000"/>
    </style:style>
    <style:style style:name="P13" style:family="paragraph" style:parent-style-name="Text_20_body">
      <style:text-properties fo:color="#000000" style:font-name="CenturyGothic" fo:font-size="36pt"/>
    </style:style>
    <style:style style:name="P14" style:family="paragraph" style:parent-style-name="Text_20_body">
      <style:text-properties fo:color="#000000" style:font-name="CenturyGothic" fo:font-size="28pt"/>
    </style:style>
    <style:style style:name="P15" style:family="paragraph" style:parent-style-name="Text_20_body">
      <style:text-properties fo:color="#000000" style:font-name="CenturyGothic" fo:font-size="16pt"/>
    </style:style>
    <style:style style:name="P16" style:family="paragraph" style:parent-style-name="Text_20_body">
      <style:text-properties fo:color="#000000" style:font-name="CenturyGothic" fo:font-size="12pt"/>
    </style:style>
    <style:style style:name="P17" style:family="paragraph" style:parent-style-name="Text_20_body">
      <style:text-properties fo:color="#000000" style:font-name="CenturyGothic" fo:font-size="22pt"/>
    </style:style>
    <style:style style:name="P18" style:family="paragraph" style:parent-style-name="Text_20_body">
      <style:text-properties fo:color="#000000" style:font-name="CenturyGothic" fo:font-size="14pt"/>
    </style:style>
    <style:style style:name="T1" style:family="text">
      <style:text-properties fo:color="#00ff00" style:font-name="CenturyGothic" fo:font-size="22pt"/>
    </style:style>
    <style:style style:name="T2" style:family="text">
      <style:text-properties fo:color="#00ff00" style:font-name="CenturyGothic" fo:font-size="14pt"/>
    </style:style>
    <style:style style:name="T3" style:family="text">
      <style:text-properties fo:color="#00ff00" style:font-name="CenturyGothic" fo:font-size="10pt"/>
    </style:style>
    <style:style style:name="T4" style:family="text">
      <style:text-properties fo:color="#00ff00" style:font-name="Consolas" fo:font-size="12pt"/>
    </style:style>
    <style:style style:name="T5" style:family="text">
      <style:text-properties fo:color="#00ff00" style:font-name="Consolas" fo:font-size="14pt"/>
    </style:style>
    <style:style style:name="T6" style:family="text">
      <style:text-properties style:font-name="CenturyGothic" fo:font-size="22pt"/>
    </style:style>
    <style:style style:name="T7" style:family="text">
      <style:text-properties style:font-name="CenturyGothic" fo:font-size="14pt"/>
    </style:style>
    <style:style style:name="T8" style:family="text">
      <style:text-properties style:font-name="CenturyGothic" fo:font-size="10pt"/>
    </style:style>
    <style:style style:name="T9" style:family="text">
      <style:text-properties fo:color="#ffffff" style:font-name="CenturyGothic" fo:font-size="14pt"/>
    </style:style>
    <style:style style:name="T10" style:family="text">
      <style:text-properties fo:color="#ffffff" style:font-name="Consolas" fo:font-size="12pt"/>
    </style:style>
    <style:style style:name="T11" style:family="text">
      <style:text-properties fo:color="#ffffff" style:font-name="Consolas" fo:font-size="14pt"/>
    </style:style>
    <style:style style:name="T12" style:family="text">
      <style:text-properties fo:color="#ffff00" style:font-name="CenturyGothic" fo:font-size="14pt"/>
    </style:style>
    <style:style style:name="T13" style:family="text">
      <style:text-properties fo:color="#ffff00" style:font-name="CenturyGothic" fo:font-size="10pt"/>
    </style:style>
    <style:style style:name="T14" style:family="text">
      <style:text-properties fo:color="#ffff00" style:font-name="Consolas" fo:font-size="12pt"/>
    </style:style>
    <style:style style:name="T15" style:family="text">
      <style:text-properties fo:color="#ffff00" style:font-name="Consolas" fo:font-size="14pt"/>
    </style:style>
    <style:style style:name="T16" style:family="text">
      <style:text-properties fo:color="#bfbfbf" style:font-name="CenturyGothic" fo:font-size="14pt"/>
    </style:style>
    <style:style style:name="T17" style:family="text">
      <style:text-properties fo:color="#bfbfbf" style:font-name="Consolas" fo:font-size="12pt"/>
    </style:style>
    <style:style style:name="T18" style:family="text">
      <style:text-properties fo:color="#bfbfbf" style:font-name="Consolas" fo:font-size="14pt"/>
    </style:style>
    <style:style style:name="T19" style:family="text">
      <style:text-properties fo:color="#0000ff" style:font-name="CenturyGothic" fo:font-size="14pt"/>
    </style:style>
    <style:style style:name="T20" style:family="text">
      <style:text-properties fo:color="#0000ff" style:font-name="CenturyGothic" fo:font-size="10pt"/>
    </style:style>
    <style:style style:name="T21" style:family="text">
      <style:text-properties fo:color="#ff0000" style:font-name="CenturyGothic" fo:font-size="14pt"/>
    </style:style>
    <style:style style:name="T22" style:family="text">
      <style:text-properties fo:color="#ff0000" style:font-name="CenturyGothic" fo:font-size="10pt"/>
    </style:style>
    <style:style style:name="T23" style:family="text">
      <style:text-properties fo:color="#ff00ff" style:font-name="CenturyGothic" fo:font-size="14pt"/>
    </style:style>
    <style:style style:name="T24" style:family="text">
      <style:text-properties fo:color="#ff00ff" style:font-name="CenturyGothic" fo:font-size="10pt"/>
    </style:style>
    <style:style style:name="T25" style:family="text">
      <style:text-properties style:font-name="Consolas" fo:font-size="12pt"/>
    </style:style>
    <style:style style:name="T26" style:family="text">
      <style:text-properties style:font-name="Consolas" fo:font-size="14pt"/>
    </style:style>
    <style:style style:name="T27" style:family="text">
      <style:text-properties fo:color="#7f7f7f" style:font-name="CenturyGothic" fo:font-size="10pt"/>
    </style:style>
    <style:style style:name="T28" style:family="text">
      <style:text-properties fo:color="#7f7f7f" style:font-name="CenturyGothic" fo:font-size="14pt"/>
    </style:style>
    <style:style style:name="T29" style:family="text">
      <style:text-properties fo:color="#00ffff" style:font-name="CenturyGothic"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rewar </text:p>
      <text:p text:style-name="P14">Cheat Sheet </text:p>
      <text:p text:style-name="P15">Par son altesse royal Ewen "Princess Luna" le Gouguec </text:p>
      <text:p text:style-name="P16">( tcha tcha tcha tcham, tapis rouge, trompettes, champagne, toossa toossa ... ) </text:p>
      <text:p text:style-name="P17">Avant toutes choses </text:p>
      <text:p text:style-name="P18">Voici la playlist tres aléatoire écoutée par l'auteur de ce document durant sa rédaction. L'ecouter, de preference dans le desordre pour eviter toute forme de cohérence, tout en lisant ce texte, vous aidera a vous mettre dans l'etat d'esprit dérangé de son createur et ainsi faciliter sa comprehension. </text:p>
      <table:table table:name="Tableau1" table:style-name="Tableau1">
        <table:table-column table:style-name="Tableau1.A"/>
        <table:table-column table:style-name="Tableau1.B"/>
        <table:table-row>
          <table:table-cell table:style-name="Tableau1.A1" office:value-type="string">
            <text:p text:style-name="P4">ABBA - Waterloo </text:p>
          </table:table-cell>
          <table:table-cell table:style-name="Tableau1.A1" office:value-type="string">
            <text:p text:style-name="P4">Imagine Dragons - It's Time </text:p>
          </table:table-cell>
        </table:table-row>
        <table:table-row>
          <table:table-cell table:style-name="Tableau1.A1" office:value-type="string">
            <text:p text:style-name="P4">ABBA - Dancing Queen </text:p>
          </table:table-cell>
          <table:table-cell table:style-name="Tableau1.A1" office:value-type="string">
            <text:p text:style-name="P4">Justice - Canon </text:p>
          </table:table-cell>
        </table:table-row>
        <table:table-row>
          <table:table-cell table:style-name="Tableau1.A1" office:value-type="string">
            <text:p text:style-name="P4">Ace of base - The Sign </text:p>
          </table:table-cell>
          <table:table-cell table:style-name="Tableau1.A1" office:value-type="string">
            <text:p text:style-name="P4">Justice - Helix </text:p>
          </table:table-cell>
        </table:table-row>
        <table:table-row>
          <table:table-cell table:style-name="Tableau1.A1" office:value-type="string">
            <text:p text:style-name="P4">Alestorm - 1741 </text:p>
          </table:table-cell>
          <table:table-cell table:style-name="Tableau1.A1" office:value-type="string">
            <text:p text:style-name="P4">Marvin Berry and the Starlighters - Earth Angel </text:p>
          </table:table-cell>
        </table:table-row>
        <table:table-row>
          <table:table-cell table:style-name="Tableau1.A1" office:value-type="string">
            <text:p text:style-name="P4">Alestorm - Hangover </text:p>
          </table:table-cell>
          <table:table-cell table:style-name="Tableau1.A1" office:value-type="string">
            <text:p text:style-name="P4">Mary Wells - My Guy </text:p>
          </table:table-cell>
        </table:table-row>
        <table:table-row>
          <table:table-cell table:style-name="Tableau1.A1" office:value-type="string">
            <text:p text:style-name="P4">AC/DC - Back in black </text:p>
          </table:table-cell>
          <table:table-cell table:style-name="Tableau1.A1" office:value-type="string">
            <text:p text:style-name="P4">Nik kershaw - The Riddle </text:p>
          </table:table-cell>
        </table:table-row>
        <table:table-row>
          <table:table-cell table:style-name="Tableau1.A1" office:value-type="string">
            <text:p text:style-name="P4">AC/DC - Thunderstruck </text:p>
          </table:table-cell>
          <table:table-cell table:style-name="Tableau1.A1" office:value-type="string">
            <text:p text:style-name="P4">Richard Sanderson - Dreams are my reality </text:p>
          </table:table-cell>
        </table:table-row>
        <table:table-row>
          <table:table-cell table:style-name="Tableau1.A1" office:value-type="string">
            <text:p text:style-name="P4">Badfinger - Baby Blue </text:p>
          </table:table-cell>
          <table:table-cell table:style-name="Tableau1.A1" office:value-type="string">
            <text:p text:style-name="P4">Roomie - Shmoyoho's Dayum Cover </text:p>
          </table:table-cell>
        </table:table-row>
        <table:table-row>
          <table:table-cell table:style-name="Tableau1.A1" office:value-type="string">
            <text:p text:style-name="P4">Eddie Carlson - E,Johnson's Cliffs of Dover Cover </text:p>
          </table:table-cell>
          <table:table-cell table:style-name="Tableau1.A1" office:value-type="string">
            <text:p text:style-name="P4">Stevie Wonder - Superstition </text:p>
          </table:table-cell>
        </table:table-row>
        <table:table-row>
          <table:table-cell table:style-name="Tableau1.A1" office:value-type="string">
            <text:p text:style-name="P4">Imagine Dragons - Radioactive </text:p>
          </table:table-cell>
          <table:table-cell table:style-name="Tableau1.A1" office:value-type="string">
            <text:p text:style-name="P4">The Chordettes - Mr. Sandman (1954) </text:p>
          </table:table-cell>
        </table:table-row>
        <table:table-row>
          <table:table-cell table:style-name="Tableau1.A1" office:value-type="string">
            <text:p text:style-name="P4">Imagine Dragons - Every Nights </text:p>
          </table:table-cell>
          <table:table-cell table:style-name="Tableau1.A1" office:value-type="string">
            <text:p text:style-name="P4">Totem - Bullshit </text:p>
          </table:table-cell>
        </table:table-row>
        <table:table-row>
          <table:table-cell table:style-name="Tableau1.A1" office:value-type="string">
            <text:p text:style-name="P4">Imagine Dragons - On the Top of the World </text:p>
          </table:table-cell>
          <table:table-cell table:style-name="Tableau1.A1" office:value-type="string">
            <text:p text:style-name="P4">Wham - Wake me up before you go go </text:p>
          </table:table-cell>
        </table:table-row>
        <table:table-row>
          <table:table-cell table:style-name="Tableau1.A1" office:value-type="string">
            <text:p text:style-name="P4">Imagine Dragons - Deamon </text:p>
          </table:table-cell>
          <table:table-cell table:style-name="Tableau1.A1" office:value-type="string">
            <text:p text:style-name="P2"/>
          </table:table-cell>
        </table:table-row>
      </table:table>
      <text:p text:style-name="P12"><text:soft-page-break/><text:span text:style-name="T6">Types de parametres </text:span><text:span text:style-name="T7">REGISTRE : </text:span><text:span text:style-name="T7">Codé sur </text:span><text:span text:style-name="T7">1 </text:span><text:span text:style-name="T7">octet Identifiant d'un registre </text:span></text:p>
      <text:p text:style-name="P12"><text:span text:style-name="T7">Source : </text:span><text:span text:style-name="T7">Charge le contenu du registre </text:span><text:span text:style-name="T7">Destination : </text:span><text:span text:style-name="T7">Stock la valeur dans le registre </text:span></text:p>
      <text:p text:style-name="P12"><text:span text:style-name="T7">Important : </text:span><text:span text:style-name="T7">Si une instruction est appellée avec un registre inexistant, l'instruction est invalide et le processus appelant crash. </text:span></text:p>
      <text:p text:style-name="P12"><text:span text:style-name="T7">INDEX : </text:span><text:span text:style-name="T7">Codé sur </text:span><text:span text:style-name="T7">2 </text:span><text:span text:style-name="T7">octets Addresse d'un entier en RAM </text:span><text:span text:style-name="T7">Source : </text:span><text:span text:style-name="T7">Charge le contenu des 4 octets suivant l'index </text:span></text:p>
      <text:p text:style-name="P12"><text:span text:style-name="T7">Destination : </text:span><text:span text:style-name="T7">Stock la valeur dans les 4 octets suivant l'index </text:span><text:span text:style-name="T7">DIRECT : </text:span><text:span text:style-name="T7">Codé sur </text:span><text:span text:style-name="T7">4 </text:span><text:span text:style-name="T7">octets Nombre entier </text:span></text:p>
      <text:p text:style-name="P12"><text:span text:style-name="T7">Codé sur </text:span><text:span text:style-name="T7">2 </text:span><text:span text:style-name="T7">octets Addresse en RAM </text:span><text:span text:style-name="T7">Source : </text:span><text:span text:style-name="T7">La valeur tel quel </text:span></text:p>
      <text:p text:style-name="P17">Octet de codage des parametres </text:p>
      <text:p text:style-name="P18">L'octet de codage des parametres, ou OCP, permet a la VM de savoir comment charger les parametres d'une instruction. Il est divisé en 4 paires de bits, trois determinant le type d'un parametre, et une quatrieme inutilisée. Elles sont reparties comme suit : </text:p>
      <text:p text:style-name="P18">Pour chaque parametre, le type est codé sur le modèle : </text:p>
      <table:table table:name="Tableau2" table:style-name="Tableau2">
        <table:table-column table:style-name="Tableau2.A"/>
        <table:table-column table:style-name="Tableau2.B"/>
        <table:table-column table:style-name="Tableau2.C"/>
        <table:table-column table:style-name="Tableau2.D"/>
        <table:table-column table:style-name="Tableau2.C"/>
        <table:table-column table:style-name="Tableau2.D"/>
        <table:table-column table:style-name="Tableau2.G"/>
        <table:table-column table:style-name="Tableau2.H"/>
        <table:table-row>
          <table:table-cell table:style-name="Tableau2.A1" office:value-type="string">
            <text:p text:style-name="P5">128 </text:p>
          </table:table-cell>
          <table:table-cell table:style-name="Tableau2.A1" office:value-type="string">
            <text:p text:style-name="P5">64 </text:p>
          </table:table-cell>
          <table:table-cell table:style-name="Tableau2.A1" office:value-type="string">
            <text:p text:style-name="P5">32 </text:p>
          </table:table-cell>
          <table:table-cell table:style-name="Tableau2.A1" office:value-type="string">
            <text:p text:style-name="P5">16 </text:p>
          </table:table-cell>
          <table:table-cell table:style-name="Tableau2.A1" office:value-type="string">
            <text:p text:style-name="P5">8 </text:p>
          </table:table-cell>
          <table:table-cell table:style-name="Tableau2.A1" office:value-type="string">
            <text:p text:style-name="P5">4 </text:p>
          </table:table-cell>
          <table:table-cell table:style-name="Tableau2.A1" office:value-type="string">
            <text:p text:style-name="P5">2 </text:p>
          </table:table-cell>
          <table:table-cell table:style-name="Tableau2.A1" office:value-type="string">
            <text:p text:style-name="P5">1 </text:p>
          </table:table-cell>
        </table:table-row>
        <table:table-row>
          <table:table-cell table:style-name="Tableau2.A1" table:number-columns-spanned="2" office:value-type="string">
            <text:p text:style-name="P3"><text:span text:style-name="T7">Parametre </text:span><text:span text:style-name="T7">#3 </text:span></text:p>
          </table:table-cell>
          <table:covered-table-cell/>
          <table:table-cell table:style-name="Tableau2.A1" table:number-columns-spanned="2" office:value-type="string">
            <text:p text:style-name="P3"><text:span text:style-name="T7">Parametre </text:span><text:span text:style-name="T7">#2 </text:span></text:p>
          </table:table-cell>
          <table:covered-table-cell/>
          <table:table-cell table:style-name="Tableau2.A1" table:number-columns-spanned="2" office:value-type="string">
            <text:p text:style-name="P3"><text:span text:style-name="T7">Parametre </text:span><text:span text:style-name="T7">#1 </text:span></text:p>
          </table:table-cell>
          <table:covered-table-cell/>
          <table:table-cell table:style-name="Tableau2.A1" table:number-columns-spanned="2" office:value-type="string">
            <text:p text:style-name="P5">Non utilisé </text:p>
          </table:table-cell>
          <table:covered-table-cell/>
        </table:table-row>
      </table:table>
      <table:table table:name="Tableau3" table:style-name="Tableau3">
        <table:table-column table:style-name="Tableau3.A"/>
        <table:table-column table:style-name="Tableau3.B"/>
        <table:table-column table:style-name="Tableau3.C"/>
        <table:table-row>
          <table:table-cell table:style-name="Tableau3.A1" office:value-type="string">
            <text:p text:style-name="P5">Bit superieur </text:p>
          </table:table-cell>
          <table:table-cell table:style-name="Tableau3.A1" office:value-type="string">
            <text:p text:style-name="P5">Bit inferieur </text:p>
          </table:table-cell>
          <table:table-cell table:style-name="Tableau3.A1" office:value-type="string">
            <text:p text:style-name="P5">Type </text:p>
          </table:table-cell>
        </table:table-row>
        <table:table-row>
          <table:table-cell table:style-name="Tableau3.A1" office:value-type="string">
            <text:p text:style-name="P5">0 </text:p>
          </table:table-cell>
          <table:table-cell table:style-name="Tableau3.A1" office:value-type="string">
            <text:p text:style-name="P5">0 </text:p>
          </table:table-cell>
          <table:table-cell table:style-name="Tableau3.A1" office:value-type="string">
            <text:p text:style-name="P5">( Abscent ) </text:p>
          </table:table-cell>
        </table:table-row>
        <table:table-row>
          <table:table-cell table:style-name="Tableau3.A1" office:value-type="string">
            <text:p text:style-name="P5">0 </text:p>
          </table:table-cell>
          <table:table-cell table:style-name="Tableau3.A1" office:value-type="string">
            <text:p text:style-name="P5">1 </text:p>
          </table:table-cell>
          <table:table-cell table:style-name="Tableau3.A1" office:value-type="string">
            <text:p text:style-name="P5">Registre </text:p>
          </table:table-cell>
        </table:table-row>
        <table:table-row>
          <table:table-cell table:style-name="Tableau3.A1" office:value-type="string">
            <text:p text:style-name="P5">1 </text:p>
          </table:table-cell>
          <table:table-cell table:style-name="Tableau3.A1" office:value-type="string">
            <text:p text:style-name="P5">0 </text:p>
          </table:table-cell>
          <table:table-cell table:style-name="Tableau3.A1" office:value-type="string">
            <text:p text:style-name="P5">Direct </text:p>
          </table:table-cell>
        </table:table-row>
        <table:table-row>
          <table:table-cell table:style-name="Tableau3.A1" office:value-type="string">
            <text:p text:style-name="P5">1 </text:p>
          </table:table-cell>
          <table:table-cell table:style-name="Tableau3.A1" office:value-type="string">
            <text:p text:style-name="P5">1 </text:p>
          </table:table-cell>
          <table:table-cell table:style-name="Tableau3.A1" office:value-type="string">
            <text:p text:style-name="P5">Index </text:p>
          </table:table-cell>
        </table:table-row>
      </table:table>
      <text:p text:style-name="P17">RAM et Adressage </text:p>
      <text:p text:style-name="P18">La RAM de la VM est circulaire, et n'as aucun point zero ou autre <text:soft-page-break/>repere. Des lors, l'adressage absolut est impossible. L'adressage est relatif a l'instruction courante, dont la position est elle meme relative au point de depart du programme... </text:p>
      <text:p text:style-name="P18">Bon, tout ca, c'est pas tres clair .. Essayons plutot avec un petit exemple : </text:p>
      <text:p text:style-name="P18">Admettons une RAM circulaire de 64 octets, initialement vide </text:p>
      <table:table table:name="Tableau4" table:style-name="Tableau4">
        <table:table-column table:style-name="Tableau4.A"/>
        <table:table-column table:style-name="Tableau4.B" table:number-columns-repeated="26"/>
        <table:table-column table:style-name="Tableau4.b"/>
        <table:table-row>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row>
        <table:table-row>
          <table:table-cell table:style-name="Tableau4.A1" office:value-type="string">
            <text:p text:style-name="P8">00 </text:p>
          </table:table-cell>
          <table:table-cell table:style-name="Tableau4.A1" table:number-rows-spanned="3" table:number-columns-spanned="26" office:value-type="string">
            <text:p text:style-name="P4">Ouvrez vos chacras, et vous verez au fond de vous que ceci est une RAM circulaire de 64 octe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4.A1" office:value-type="string">
            <text:p text:style-name="P8">00 </text:p>
          </table:table-cell>
        </table:table-row>
        <table:table-row>
          <table:table-cell table:style-name="Tableau4.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4.A1" office:value-type="string">
            <text:p text:style-name="P8">00 </text:p>
          </table:table-cell>
        </table:table-row>
        <table:table-row>
          <table:table-cell table:style-name="Tableau4.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4.A1" office:value-type="string">
            <text:p text:style-name="P8">00 </text:p>
          </table:table-cell>
        </table:table-row>
        <table:table-row>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cell table:style-name="Tableau4.A1" office:value-type="string">
            <text:p text:style-name="P8">00 </text:p>
          </table:table-cell>
        </table:table-row>
      </table:table>
      <text:p text:style-name="P18">Joli non ? Bon je sais, c'est un rectangle, mais bon, on fait avec ce qu'on a hein ... </text:p>
      <text:p text:style-name="P18">Donc, comme il n'y a pas d'addresse absolue, on ne peut definir la position d'une case que par rapport a une autre case. Demonstration : </text:p>
      <table:table table:name="Tableau5" table:style-name="Tableau5">
        <table:table-column table:style-name="Tableau5.A"/>
        <table:table-column table:style-name="Tableau5.B" table:number-columns-repeated="26"/>
        <table:table-column table:style-name="Tableau5.b"/>
        <table:table-row>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row>
        <table:table-row>
          <table:table-cell table:style-name="Tableau5.A1" office:value-type="string">
            <text:p text:style-name="P8">00 </text:p>
          </table:table-cell>
          <table:table-cell table:style-name="Tableau5.A1" table:number-rows-spanned="3" table:number-columns-spanned="26" office:value-type="string">
            <text:p text:style-name="P4">Ouah, trop ouf c'est en couleur et tou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5.A1" office:value-type="string">
            <text:p text:style-name="P8">00 </text:p>
          </table:table-cell>
        </table:table-row>
        <table:table-row>
          <table:table-cell table:style-name="Tableau5.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5.A1" office:value-type="string">
            <text:p text:style-name="P8">00 </text:p>
          </table:table-cell>
        </table:table-row>
        <table:table-row>
          <table:table-cell table:style-name="Tableau5.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5.A1" office:value-type="string">
            <text:p text:style-name="P8">00 </text:p>
          </table:table-cell>
        </table:table-row>
        <table:table-row>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cell table:style-name="Tableau5.A1" office:value-type="string">
            <text:p text:style-name="P8">00 </text:p>
          </table:table-cell>
        </table:table-row>
      </table:table>
      <text:p text:style-name="P12"><text:span text:style-name="T7">Choisissons en une. Tiens, celle en </text:span><text:span text:style-name="T7">bleu</text:span><text:span text:style-name="T7">, là. Cette case devient alors l'adresse </text:span><text:span text:style-name="T7">0</text:span><text:span text:style-name="T7">. Si on lit la RAM dans le sens horaire, la case </text:span><text:span text:style-name="T7">rouge </text:span><text:span text:style-name="T7">est la case </text:span><text:span text:style-name="T7">3</text:span><text:span text:style-name="T7">, la </text:span><text:span text:style-name="T7">verte </text:span><text:span text:style-name="T7">est la case </text:span><text:span text:style-name="T7">19</text:span><text:span text:style-name="T7">, la </text:span><text:span text:style-name="T7">jaune </text:span><text:span text:style-name="T7">est la </text:span><text:span text:style-name="T7">-7 </text:span><text:span text:style-name="T7">et la </text:span><text:span text:style-name="T7">violette</text:span><text:span text:style-name="T7">, la </text:span><text:span text:style-name="T7">-19</text:span><text:span text:style-name="T7">. Simple non ? Maintenant, un peu de mind fuck. La RAM etant </text:span><text:soft-page-break/><text:span text:style-name="T7">circulaire, la case </text:span><text:span text:style-name="T7">jaune</text:span><text:span text:style-name="T7">, c'est aussi la case </text:span><text:span text:style-name="T7">57</text:span><text:span text:style-name="T7">. Et la </text:span><text:span text:style-name="T7">bleu</text:span><text:span text:style-name="T7">, bah c'est la </text:span><text:span text:style-name="T7">64</text:span><text:span text:style-name="T7">, la </text:span><text:span text:style-name="T7">128</text:span><text:span text:style-name="T7">, la </text:span><text:span text:style-name="T7">192</text:span><text:span text:style-name="T7">, la </text:span><text:span text:style-name="T7">448</text:span><text:span text:style-name="T7">, la </text:span><text:span text:style-name="T7">-4608</text:span><text:span text:style-name="T7">, la </text:span><text:span text:style-name="T7">17344</text:span><text:span text:style-name="T7">, en plus bien sur d'etre la </text:span><text:span text:style-name="T7">0 </text:span><text:span text:style-name="T7">( si si ). On peut ainsi tourner a l'infini, dans le sens qu'on veut, tout ca n'a rien de bien compliqué. </text:span></text:p>
      <text:p text:style-name="P12"><text:span text:style-name="T7">Si maintenant on part de la </text:span><text:span text:style-name="T7">rouge</text:span><text:span text:style-name="T7">, on a donc : </text:span><text:span text:style-name="T7">bleu </text:span><text:span text:style-name="T7">= </text:span><text:span text:style-name="T7">-3</text:span><text:span text:style-name="T7">, </text:span><text:span text:style-name="T7">jaune </text:span><text:span text:style-name="T7">= </text:span><text:span text:style-name="T7">-10</text:span><text:span text:style-name="T7">, </text:span><text:span text:style-name="T7">violette </text:span><text:span text:style-name="T7">= </text:span><text:span text:style-name="T7">-22 </text:span><text:span text:style-name="T7">et </text:span><text:span text:style-name="T7">verte </text:span><text:span text:style-name="T7">= </text:span><text:span text:style-name="T7">16</text:span><text:span text:style-name="T7">, such magic, so shybe. </text:span></text:p>
      <text:p text:style-name="P18">Bon, maintenant que vous avez tout compris, voyons comment la VM implemante ce principe. </text:p>
      <text:p text:style-name="P18">Le point de depart d'un programme est le point de reference d'adressage effectif. </text:p>
      <text:p text:style-name="P18">Chaque processus a un process counter ( pc ), codé sur 2 octets, qui compte le nombre de case entre l'instruction courante, et le point de depart du programme. Il designe donc la postion de l'instruction courante par rapport au point d'adressage effectif. </text:p>
      <text:p text:style-name="P18">Chaque adresse est relative a la case contenant l'opcode de l'instruction courante. </text:p>
      <text:p text:style-name="P18">La valeure effective d'une adresse est egale a sa somme avec le process counter. </text:p>
      <text:p text:style-name="P18">Consequence : le pc etant strictement positif ou nul, et codé sur 2 octets, le rayon d'action du processus en RAM est limité entre sont point d'origine, et sont point d'origine + 0xFFFF ( ce qui permet d'acceder a toute la RAM des lors qu'elle ne depasse pas les 65 535 octets ). </text:p>
      <text:p text:style-name="P12"><text:span text:style-name="T7">Lecteur perplexe &gt; </text:span><text:span text:style-name="T7">"Attend, si l'addressage est strictement positif ou nul, comment t'accede a une case precedant l'instruction courante ?" </text:span></text:p>
      <text:p text:style-name="P12"><text:span text:style-name="T7">Et bien grace a la magie de l'overflow ! ( et ouais, qu'est c'qu'il y'a !? ) Addmetons une valeure numerique binaire </text:span><text:span text:style-name="T7">x </text:span><text:span text:style-name="T7">= </text:span><text:span text:style-name="T7">1111 1111 </text:span><text:span text:style-name="T7">( 255 ) </text:span></text:p>
      <text:p text:style-name="P12"><text:span text:style-name="T7">si j'incremente </text:span><text:span text:style-name="T7">x</text:span><text:span text:style-name="T7">, </text:span><text:span text:style-name="T7">x </text:span><text:span text:style-name="T7">= </text:span><text:span text:style-name="T7">1 0000 0000 </text:span><text:span text:style-name="T7">( 256 ) </text:span></text:p>
      <text:p text:style-name="P12"><text:span text:style-name="T7">Maintenant, si x est codé sur 8 bits ( 1 octet ) si </text:span><text:span text:style-name="T7">x </text:span><text:span text:style-name="T7">= </text:span><text:span text:style-name="T7">1111 1111 </text:span><text:span text:style-name="T7">( 255 ), et que j'incremente x alors </text:span><text:span text:style-name="T7">x </text:span><text:span text:style-name="T7">= </text:span><text:span text:style-name="T7">0000 0000 </text:span><text:span text:style-name="T7">( 0 ), le neuvieme bit disparaissant. si je dit maintenant </text:span><text:span text:style-name="T7">x </text:span><text:span text:style-name="T7">= </text:span><text:span text:style-name="T7">x </text:span><text:span text:style-name="T7">+ </text:span><text:span text:style-name="T7">1 0000 0010 </text:span><text:span text:style-name="T7">( 258 ), alors </text:span><text:span text:style-name="T7">x </text:span><text:span text:style-name="T7">= </text:span><text:span text:style-name="T7">0000 0010 </text:span><text:span text:style-name="T7">( 2 ) </text:span></text:p>
      <text:p text:style-name="P18">Amusant, n'est il pas ? Maintenant, avec notre process counter. Par exemple : </text:p>
      <text:p text:style-name="P12"><text:span text:style-name="T7">si </text:span><text:span text:style-name="T7">pc </text:span><text:span text:style-name="T7">= </text:span><text:span text:style-name="T7">0x0000</text:span><text:span text:style-name="T7">, </text:span><text:span text:style-name="T7">pc </text:span><text:span text:style-name="T7">+ </text:span><text:span text:style-name="T7">0xFFFF </text:span><text:span text:style-name="T7">= </text:span><text:span text:style-name="T7">0xFFFF</text:span><text:span text:style-name="T7">. si </text:span><text:span text:style-name="T7">pc </text:span><text:span text:style-name="T7">= </text:span><text:span text:style-name="T7">0x0001</text:span><text:span text:style-name="T7">, </text:span><text:span text:style-name="T7">pc </text:span><text:span text:style-name="T7">+ </text:span><text:span text:style-name="T7">0xFFFF </text:span><text:span text:style-name="T7">= </text:span><text:span text:style-name="T7">0x0000</text:span><text:span text:style-name="T7">, equivaut a </text:span><text:span text:style-name="T7">- 0x0001 </text:span><text:span text:style-name="T7">si </text:span><text:span text:style-name="T7">pc </text:span><text:span text:style-name="T7">= </text:span><text:span text:style-name="T7">0x0004</text:span><text:span text:style-name="T7">, </text:span><text:span text:style-name="T7">pc </text:span><text:span text:style-name="T7">+ </text:span><text:span text:style-name="T7">0xFFFE </text:span><text:span text:style-name="T7">= </text:span><text:span text:style-name="T7">0x0002</text:span><text:span text:style-name="T7">, equivaut a </text:span><text:span text:style-name="T7">- 0x0002 </text:span><text:span text:style-name="T7">si </text:span><text:span text:style-name="T7">pc </text:span><text:span text:style-name="T7">= </text:span><text:span text:style-name="T7">0xFFFF</text:span><text:span text:style-name="T7">, </text:span><text:span text:style-name="T7">pc </text:span><text:span text:style-name="T7">+ </text:span><text:span text:style-name="T7">0x0001 </text:span><text:span text:style-name="T7">= </text:span><text:span text:style-name="T7">0x0000</text:span><text:span text:style-name="T7">, equivaut a </text:span><text:span text:style-name="T7">- 0xFFFF </text:span></text:p>
      <text:p text:style-name="P18"><text:soft-page-break/>On constate qu'enfait, l'addressage est cyclique. </text:p>
      <text:p text:style-name="P18">Pour rendre cela plus clair, prenons ce petit shema, representant un segment de RAM, dont l'addressage serait relatif a un hypotetique pc codé sur 4 bits. </text:p>
      <text:p text:style-name="P18">La case jaune represente le point de reference d'addressage courant Chaque nombre represente l'addresse d'une case Les cases en gris sont hors de portée de l'addressage </text:p>
      <text:p text:style-name="P18">PC = 0 </text:p>
      <text:p text:style-name="P18">PC = 1 </text:p>
      <text:p text:style-name="P18">PC = 2 </text:p>
      <text:p text:style-name="P18">PC = 7 </text:p>
      <text:p text:style-name="P18">PC = B </text:p>
      <table:table table:name="Tableau6" table:style-name="Tableau6">
        <table:table-column table:style-name="Tableau6.A"/>
        <table:table-column table:style-name="Tableau6.B"/>
        <table:table-column table:style-name="Tableau6.C" table:number-columns-repeated="10"/>
        <table:table-column table:style-name="Tableau6.M"/>
        <table:table-column table:style-name="Tableau6.C"/>
        <table:table-column table:style-name="Tableau6.O"/>
        <table:table-column table:style-name="Tableau6.M"/>
        <table:table-column table:style-name="Tableau6.Q"/>
        <table:table-column table:style-name="Tableau6.R" table:number-columns-repeated="2"/>
        <table:table-column table:style-name="Tableau6.T"/>
        <table:table-row>
          <table:table-cell table:style-name="Tableau6.A1" office:value-type="string">
            <text:p text:style-name="P6">x </text:p>
          </table:table-cell>
          <table:table-cell table:style-name="Tableau6.A1" office:value-type="string">
            <text:p text:style-name="P6">x </text:p>
          </table:table-cell>
          <table:table-cell table:style-name="Tableau6.A1" office:value-type="string">
            <text:p text:style-name="P5">0 </text:p>
          </table:table-cell>
          <table:table-cell table:style-name="Tableau6.A1" office:value-type="string">
            <text:p text:style-name="P5">1 </text:p>
          </table:table-cell>
          <table:table-cell table:style-name="Tableau6.A1" office:value-type="string">
            <text:p text:style-name="P5">2 </text:p>
          </table:table-cell>
          <table:table-cell table:style-name="Tableau6.A1" office:value-type="string">
            <text:p text:style-name="P5">3 </text:p>
          </table:table-cell>
          <table:table-cell table:style-name="Tableau6.A1" office:value-type="string">
            <text:p text:style-name="P5">4 </text:p>
          </table:table-cell>
          <table:table-cell table:style-name="Tableau6.A1" office:value-type="string">
            <text:p text:style-name="P5">5 </text:p>
          </table:table-cell>
          <table:table-cell table:style-name="Tableau6.A1" office:value-type="string">
            <text:p text:style-name="P5">6 </text:p>
          </table:table-cell>
          <table:table-cell table:style-name="Tableau6.A1" office:value-type="string">
            <text:p text:style-name="P5">7 </text:p>
          </table:table-cell>
          <table:table-cell table:style-name="Tableau6.A1" office:value-type="string">
            <text:p text:style-name="P5">8 </text:p>
          </table:table-cell>
          <table:table-cell table:style-name="Tableau6.A1" office:value-type="string">
            <text:p text:style-name="P5">9 </text:p>
          </table:table-cell>
          <table:table-cell table:style-name="Tableau6.A1" office:value-type="string">
            <text:p text:style-name="P5">A </text:p>
          </table:table-cell>
          <table:table-cell table:style-name="Tableau6.A1" office:value-type="string">
            <text:p text:style-name="P5">B </text:p>
          </table:table-cell>
          <table:table-cell table:style-name="Tableau6.A1" office:value-type="string">
            <text:p text:style-name="P5">C </text:p>
          </table:table-cell>
          <table:table-cell table:style-name="Tableau6.A1" office:value-type="string">
            <text:p text:style-name="P5">D </text:p>
          </table:table-cell>
          <table:table-cell table:style-name="Tableau6.A1" office:value-type="string">
            <text:p text:style-name="P5">E </text:p>
          </table:table-cell>
          <table:table-cell table:style-name="Tableau6.A1" office:value-type="string">
            <text:p text:style-name="P5">F </text:p>
          </table:table-cell>
          <table:table-cell table:style-name="Tableau6.A1" office:value-type="string">
            <text:p text:style-name="P5">x </text:p>
          </table:table-cell>
          <table:table-cell table:style-name="Tableau6.A1" office:value-type="string">
            <text:p text:style-name="P5">x </text:p>
          </table:table-cell>
        </table:table-row>
      </table:table>
      <table:table table:name="Tableau7" table:style-name="Tableau7">
        <table:table-column table:style-name="Tableau7.A"/>
        <table:table-column table:style-name="Tableau7.B"/>
        <table:table-column table:style-name="Tableau7.C"/>
        <table:table-column table:style-name="Tableau7.D" table:number-columns-repeated="10"/>
        <table:table-column table:style-name="Tableau7.N"/>
        <table:table-column table:style-name="Tableau7.D"/>
        <table:table-column table:style-name="Tableau7.P"/>
        <table:table-column table:style-name="Tableau7.N"/>
        <table:table-column table:style-name="Tableau7.R"/>
        <table:table-column table:style-name="Tableau7.C"/>
        <table:table-column table:style-name="Tableau7.T"/>
        <table:table-row>
          <table:table-cell table:style-name="Tableau7.A1" office:value-type="string">
            <text:p text:style-name="P6">x </text:p>
          </table:table-cell>
          <table:table-cell table:style-name="Tableau7.A1" office:value-type="string">
            <text:p text:style-name="P6">x </text:p>
          </table:table-cell>
          <table:table-cell table:style-name="Tableau7.A1" office:value-type="string">
            <text:p text:style-name="P5">F </text:p>
          </table:table-cell>
          <table:table-cell table:style-name="Tableau7.A1" office:value-type="string">
            <text:p text:style-name="P5">0 </text:p>
          </table:table-cell>
          <table:table-cell table:style-name="Tableau7.A1" office:value-type="string">
            <text:p text:style-name="P5">1 </text:p>
          </table:table-cell>
          <table:table-cell table:style-name="Tableau7.A1" office:value-type="string">
            <text:p text:style-name="P5">2 </text:p>
          </table:table-cell>
          <table:table-cell table:style-name="Tableau7.A1" office:value-type="string">
            <text:p text:style-name="P5">3 </text:p>
          </table:table-cell>
          <table:table-cell table:style-name="Tableau7.A1" office:value-type="string">
            <text:p text:style-name="P5">4 </text:p>
          </table:table-cell>
          <table:table-cell table:style-name="Tableau7.A1" office:value-type="string">
            <text:p text:style-name="P5">5 </text:p>
          </table:table-cell>
          <table:table-cell table:style-name="Tableau7.A1" office:value-type="string">
            <text:p text:style-name="P5">6 </text:p>
          </table:table-cell>
          <table:table-cell table:style-name="Tableau7.A1" office:value-type="string">
            <text:p text:style-name="P5">7 </text:p>
          </table:table-cell>
          <table:table-cell table:style-name="Tableau7.A1" office:value-type="string">
            <text:p text:style-name="P5">8 </text:p>
          </table:table-cell>
          <table:table-cell table:style-name="Tableau7.A1" office:value-type="string">
            <text:p text:style-name="P5">9 </text:p>
          </table:table-cell>
          <table:table-cell table:style-name="Tableau7.A1" office:value-type="string">
            <text:p text:style-name="P5">A </text:p>
          </table:table-cell>
          <table:table-cell table:style-name="Tableau7.A1" office:value-type="string">
            <text:p text:style-name="P5">B </text:p>
          </table:table-cell>
          <table:table-cell table:style-name="Tableau7.A1" office:value-type="string">
            <text:p text:style-name="P5">C </text:p>
          </table:table-cell>
          <table:table-cell table:style-name="Tableau7.A1" office:value-type="string">
            <text:p text:style-name="P5">D </text:p>
          </table:table-cell>
          <table:table-cell table:style-name="Tableau7.A1" office:value-type="string">
            <text:p text:style-name="P5">E </text:p>
          </table:table-cell>
          <table:table-cell table:style-name="Tableau7.A1" office:value-type="string">
            <text:p text:style-name="P5">x </text:p>
          </table:table-cell>
          <table:table-cell table:style-name="Tableau7.A1" office:value-type="string">
            <text:p text:style-name="P5">x </text:p>
          </table:table-cell>
        </table:table-row>
      </table:table>
      <table:table table:name="Tableau8" table:style-name="Tableau8">
        <table:table-column table:style-name="Tableau8.A"/>
        <table:table-column table:style-name="Tableau8.B"/>
        <table:table-column table:style-name="Tableau8.C"/>
        <table:table-column table:style-name="Tableau8.D"/>
        <table:table-column table:style-name="Tableau8.E" table:number-columns-repeated="10"/>
        <table:table-column table:style-name="Tableau8.O"/>
        <table:table-column table:style-name="Tableau8.E"/>
        <table:table-column table:style-name="Tableau8.Q"/>
        <table:table-column table:style-name="Tableau8.O"/>
        <table:table-column table:style-name="Tableau8.D"/>
        <table:table-column table:style-name="Tableau8.T"/>
        <table:table-row>
          <table:table-cell table:style-name="Tableau8.A1" office:value-type="string">
            <text:p text:style-name="P6">x </text:p>
          </table:table-cell>
          <table:table-cell table:style-name="Tableau8.A1" office:value-type="string">
            <text:p text:style-name="P6">x </text:p>
          </table:table-cell>
          <table:table-cell table:style-name="Tableau8.A1" office:value-type="string">
            <text:p text:style-name="P5">E </text:p>
          </table:table-cell>
          <table:table-cell table:style-name="Tableau8.A1" office:value-type="string">
            <text:p text:style-name="P5">F </text:p>
          </table:table-cell>
          <table:table-cell table:style-name="Tableau8.A1" office:value-type="string">
            <text:p text:style-name="P5">0 </text:p>
          </table:table-cell>
          <table:table-cell table:style-name="Tableau8.A1" office:value-type="string">
            <text:p text:style-name="P5">1 </text:p>
          </table:table-cell>
          <table:table-cell table:style-name="Tableau8.A1" office:value-type="string">
            <text:p text:style-name="P5">2 </text:p>
          </table:table-cell>
          <table:table-cell table:style-name="Tableau8.A1" office:value-type="string">
            <text:p text:style-name="P5">3 </text:p>
          </table:table-cell>
          <table:table-cell table:style-name="Tableau8.A1" office:value-type="string">
            <text:p text:style-name="P5">4 </text:p>
          </table:table-cell>
          <table:table-cell table:style-name="Tableau8.A1" office:value-type="string">
            <text:p text:style-name="P5">5 </text:p>
          </table:table-cell>
          <table:table-cell table:style-name="Tableau8.A1" office:value-type="string">
            <text:p text:style-name="P5">6 </text:p>
          </table:table-cell>
          <table:table-cell table:style-name="Tableau8.A1" office:value-type="string">
            <text:p text:style-name="P5">7 </text:p>
          </table:table-cell>
          <table:table-cell table:style-name="Tableau8.A1" office:value-type="string">
            <text:p text:style-name="P5">8 </text:p>
          </table:table-cell>
          <table:table-cell table:style-name="Tableau8.A1" office:value-type="string">
            <text:p text:style-name="P5">9 </text:p>
          </table:table-cell>
          <table:table-cell table:style-name="Tableau8.A1" office:value-type="string">
            <text:p text:style-name="P5">A </text:p>
          </table:table-cell>
          <table:table-cell table:style-name="Tableau8.A1" office:value-type="string">
            <text:p text:style-name="P5">B </text:p>
          </table:table-cell>
          <table:table-cell table:style-name="Tableau8.A1" office:value-type="string">
            <text:p text:style-name="P5">C </text:p>
          </table:table-cell>
          <table:table-cell table:style-name="Tableau8.A1" office:value-type="string">
            <text:p text:style-name="P5">D </text:p>
          </table:table-cell>
          <table:table-cell table:style-name="Tableau8.A1" office:value-type="string">
            <text:p text:style-name="P5">x </text:p>
          </table:table-cell>
          <table:table-cell table:style-name="Tableau8.A1" office:value-type="string">
            <text:p text:style-name="P5">x </text:p>
          </table: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C"/>
        <table:table-column table:style-name="Tableau9.F"/>
        <table:table-column table:style-name="Tableau9.D"/>
        <table:table-column table:style-name="Tableau9.H"/>
        <table:table-column table:style-name="Tableau9.I"/>
        <table:table-column table:style-name="Tableau9.C" table:number-columns-repeated="9"/>
        <table:table-column table:style-name="Tableau9.I"/>
        <table:table-column table:style-name="Tableau9.T"/>
        <table:table-row>
          <table:table-cell table:style-name="Tableau9.A1" office:value-type="string">
            <text:p text:style-name="P6">x </text:p>
          </table:table-cell>
          <table:table-cell table:style-name="Tableau9.A1" office:value-type="string">
            <text:p text:style-name="P6">x </text:p>
          </table:table-cell>
          <table:table-cell table:style-name="Tableau9.A1" office:value-type="string">
            <text:p text:style-name="P5">9 </text:p>
          </table:table-cell>
          <table:table-cell table:style-name="Tableau9.A1" office:value-type="string">
            <text:p text:style-name="P5">A </text:p>
          </table:table-cell>
          <table:table-cell table:style-name="Tableau9.A1" office:value-type="string">
            <text:p text:style-name="P5">B </text:p>
          </table:table-cell>
          <table:table-cell table:style-name="Tableau9.A1" office:value-type="string">
            <text:p text:style-name="P5">C </text:p>
          </table:table-cell>
          <table:table-cell table:style-name="Tableau9.A1" office:value-type="string">
            <text:p text:style-name="P5">D </text:p>
          </table:table-cell>
          <table:table-cell table:style-name="Tableau9.A1" office:value-type="string">
            <text:p text:style-name="P5">E </text:p>
          </table:table-cell>
          <table:table-cell table:style-name="Tableau9.A1" office:value-type="string">
            <text:p text:style-name="P5">F </text:p>
          </table:table-cell>
          <table:table-cell table:style-name="Tableau9.A1" office:value-type="string">
            <text:p text:style-name="P5">0 </text:p>
          </table:table-cell>
          <table:table-cell table:style-name="Tableau9.A1" office:value-type="string">
            <text:p text:style-name="P5">1 </text:p>
          </table:table-cell>
          <table:table-cell table:style-name="Tableau9.A1" office:value-type="string">
            <text:p text:style-name="P5">2 </text:p>
          </table:table-cell>
          <table:table-cell table:style-name="Tableau9.A1" office:value-type="string">
            <text:p text:style-name="P5">3 </text:p>
          </table:table-cell>
          <table:table-cell table:style-name="Tableau9.A1" office:value-type="string">
            <text:p text:style-name="P5">4 </text:p>
          </table:table-cell>
          <table:table-cell table:style-name="Tableau9.A1" office:value-type="string">
            <text:p text:style-name="P5">5 </text:p>
          </table:table-cell>
          <table:table-cell table:style-name="Tableau9.A1" office:value-type="string">
            <text:p text:style-name="P5">6 </text:p>
          </table:table-cell>
          <table:table-cell table:style-name="Tableau9.A1" office:value-type="string">
            <text:p text:style-name="P5">7 </text:p>
          </table:table-cell>
          <table:table-cell table:style-name="Tableau9.A1" office:value-type="string">
            <text:p text:style-name="P5">8 </text:p>
          </table:table-cell>
          <table:table-cell table:style-name="Tableau9.A1" office:value-type="string">
            <text:p text:style-name="P5">x </text:p>
          </table:table-cell>
          <table:table-cell table:style-name="Tableau9.A1" office:value-type="string">
            <text:p text:style-name="P5">x </text:p>
          </table:table-cell>
        </table:table-row>
      </table:table>
      <table:table table:name="Tableau10" table:style-name="Tableau10">
        <table:table-column table:style-name="Tableau10.A"/>
        <table:table-column table:style-name="Tableau10.B"/>
        <table:table-column table:style-name="Tableau10.C" table:number-columns-repeated="5"/>
        <table:table-column table:style-name="Tableau10.H"/>
        <table:table-column table:style-name="Tableau10.C"/>
        <table:table-column table:style-name="Tableau10.J"/>
        <table:table-column table:style-name="Tableau10.H"/>
        <table:table-column table:style-name="Tableau10.L"/>
        <table:table-column table:style-name="Tableau10.M"/>
        <table:table-column table:style-name="Tableau10.C" table:number-columns-repeated="5"/>
        <table:table-column table:style-name="Tableau10.M"/>
        <table:table-column table:style-name="Tableau10.T"/>
        <table:table-row>
          <table:table-cell table:style-name="Tableau10.A1" office:value-type="string">
            <text:p text:style-name="P6">x </text:p>
          </table:table-cell>
          <table:table-cell table:style-name="Tableau10.A1" office:value-type="string">
            <text:p text:style-name="P6">x </text:p>
          </table:table-cell>
          <table:table-cell table:style-name="Tableau10.A1" office:value-type="string">
            <text:p text:style-name="P5">5 </text:p>
          </table:table-cell>
          <table:table-cell table:style-name="Tableau10.A1" office:value-type="string">
            <text:p text:style-name="P5">6 </text:p>
          </table:table-cell>
          <table:table-cell table:style-name="Tableau10.A1" office:value-type="string">
            <text:p text:style-name="P5">7 </text:p>
          </table:table-cell>
          <table:table-cell table:style-name="Tableau10.A1" office:value-type="string">
            <text:p text:style-name="P5">8 </text:p>
          </table:table-cell>
          <table:table-cell table:style-name="Tableau10.A1" office:value-type="string">
            <text:p text:style-name="P5">9 </text:p>
          </table:table-cell>
          <table:table-cell table:style-name="Tableau10.A1" office:value-type="string">
            <text:p text:style-name="P5">A </text:p>
          </table:table-cell>
          <table:table-cell table:style-name="Tableau10.A1" office:value-type="string">
            <text:p text:style-name="P5">B </text:p>
          </table:table-cell>
          <table:table-cell table:style-name="Tableau10.A1" office:value-type="string">
            <text:p text:style-name="P5">C </text:p>
          </table:table-cell>
          <table:table-cell table:style-name="Tableau10.A1" office:value-type="string">
            <text:p text:style-name="P5">D </text:p>
          </table:table-cell>
          <table:table-cell table:style-name="Tableau10.A1" office:value-type="string">
            <text:p text:style-name="P5">E </text:p>
          </table:table-cell>
          <table:table-cell table:style-name="Tableau10.A1" office:value-type="string">
            <text:p text:style-name="P5">F </text:p>
          </table:table-cell>
          <table:table-cell table:style-name="Tableau10.A1" office:value-type="string">
            <text:p text:style-name="P5">0 </text:p>
          </table:table-cell>
          <table:table-cell table:style-name="Tableau10.A1" office:value-type="string">
            <text:p text:style-name="P5">1 </text:p>
          </table:table-cell>
          <table:table-cell table:style-name="Tableau10.A1" office:value-type="string">
            <text:p text:style-name="P5">2 </text:p>
          </table:table-cell>
          <table:table-cell table:style-name="Tableau10.A1" office:value-type="string">
            <text:p text:style-name="P5">3 </text:p>
          </table:table-cell>
          <table:table-cell table:style-name="Tableau10.A1" office:value-type="string">
            <text:p text:style-name="P5">4 </text:p>
          </table:table-cell>
          <table:table-cell table:style-name="Tableau10.A1" office:value-type="string">
            <text:p text:style-name="P5">x </text:p>
          </table:table-cell>
          <table:table-cell table:style-name="Tableau10.A1" office:value-type="string">
            <text:p text:style-name="P5">x </text:p>
          </table:table-cell>
        </table:table-row>
      </table:table>
      <text:p text:style-name="P18">Fascinant, non ? </text:p>
      <text:p text:style-name="P12"><text:span text:style-name="T7">Lecteur perspicace &gt; </text:span><text:span text:style-name="T7">"Euh .. oui bon, tout ca c'est tres sexy, mais, a quoi ca sert tout ce merdier ? Pourquoi ne pas utiliser directement des addresses negatives ? C'est completement con !" </text:span></text:p>
      <text:p text:style-name="P18">LE interet de ce systeme, est d'empecher un player de parcourir la RAM vers l'arriere, tout en ayant la possibilité de revenir sur ces pas, permetant par exemple de faire des boucles </text:p>
      <text:p text:style-name="P18">( et puis ca aurait été trop facile sinon, hein ? faut pas déconner ... ) </text:p>
      <text:p text:style-name="P18">Pour finir, mettons tout ca en pratique, avec un petit programme. Prennons le programme d'exemple du sujet, j'ai nommé : zork </text:p>
      <text:p text:style-name="P18">Chargons maintenant zork dans notre RAM : </text:p>
      <table:table table:name="Tableau11" table:style-name="Tableau11">
        <table:table-column table:style-name="Tableau11.A"/>
        <table:table-column table:style-name="Tableau11.B"/>
        <table:table-row>
          <table:table-cell table:style-name="Tableau11.A1" office:value-type="string">
            <text:p text:style-name="P5">zork en assembleur </text:p>
          </table:table-cell>
          <table:table-cell table:style-name="Tableau11.A1" office:value-type="string">
            <text:p text:style-name="P5">zork en hexadecimal </text:p>
          </table:table-cell>
        </table:table-row>
        <text:soft-page-break/>
        <table:table-row>
          <table:table-cell table:style-name="Tableau11.A1" office:value-type="string">
            <text:p text:style-name="P3"><text:span text:style-name="T25">l2</text:span><text:span text:style-name="T25">: </text:span><text:span text:style-name="T25">sti </text:span><text:span text:style-name="T25">r1</text:span><text:span text:style-name="T25">, %:</text:span><text:span text:style-name="T25">live</text:span><text:span text:style-name="T25">, %</text:span><text:span text:style-name="T25">1 </text:span><text:span text:style-name="T25">and </text:span><text:span text:style-name="T25">r1</text:span><text:span text:style-name="T25">, %</text:span><text:span text:style-name="T25">0</text:span><text:span text:style-name="T25">, </text:span><text:span text:style-name="T25">r1 </text:span></text:p>
            <text:p text:style-name="P3"><text:span text:style-name="T25">live</text:span><text:span text:style-name="T25">:</text:span><text:span text:style-name="T25">live </text:span><text:span text:style-name="T25">%</text:span><text:span text:style-name="T25">1 </text:span><text:span text:style-name="T25">zjmp </text:span><text:span text:style-name="T25">%:</text:span><text:span text:style-name="T25">live </text:span></text:p>
          </table:table-cell>
          <table:table-cell table:style-name="Tableau11.A1" office:value-type="string">
            <text:p text:style-name="P11"><text:span text:style-name="T25">0b </text:span><text:span text:style-name="T25">68 </text:span><text:span text:style-name="T25">01 00 0f 00 01</text:span></text:p>
            <text:p text:style-name="P11"><text:span text:style-name="T25">06 </text:span><text:span text:style-name="T25">64 </text:span><text:span text:style-name="T25">01 00 00 00 00 01</text:span></text:p>
            <text:p text:style-name="P11"><text:span text:style-name="T25">01 </text:span><text:span text:style-name="T25">00 00 00 01</text:span></text:p>
            <text:p text:style-name="P10"><text:span text:style-name="T25">09 </text:span><text:span text:style-name="T25">ff fb</text:span></text:p>
          </table:table-cell>
        </table:table-row>
      </table:table>
      <table:table table:name="Tableau12" table:style-name="Tableau12">
        <table:table-column table:style-name="Tableau12.A"/>
        <table:table-column table:style-name="Tableau12.B" table:number-columns-repeated="26"/>
        <table:table-column table:style-name="Tableau12.b"/>
        <table:table-row>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b </text:p>
          </table:table-cell>
          <table:table-cell table:style-name="Tableau12.A1" office:value-type="string">
            <text:p text:style-name="P8">68 </text:p>
          </table:table-cell>
          <table:table-cell table:style-name="Tableau12.A1" office:value-type="string">
            <text:p text:style-name="P8">01 </text:p>
          </table:table-cell>
          <table:table-cell table:style-name="Tableau12.A1" office:value-type="string">
            <text:p text:style-name="P8">00 </text:p>
          </table:table-cell>
          <table:table-cell table:style-name="Tableau12.A1" office:value-type="string">
            <text:p text:style-name="P8">0f </text:p>
          </table:table-cell>
          <table:table-cell table:style-name="Tableau12.A1" office:value-type="string">
            <text:p text:style-name="P8">00 </text:p>
          </table:table-cell>
          <table:table-cell table:style-name="Tableau12.A1" office:value-type="string">
            <text:p text:style-name="P8">01 </text:p>
          </table:table-cell>
          <table:table-cell table:style-name="Tableau12.A1" office:value-type="string">
            <text:p text:style-name="P8">06 </text:p>
          </table:table-cell>
          <table:table-cell table:style-name="Tableau12.A1" office:value-type="string">
            <text:p text:style-name="P8">64 </text:p>
          </table:table-cell>
          <table:table-cell table:style-name="Tableau12.A1" office:value-type="string">
            <text:p text:style-name="P8">01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1 </text:p>
          </table:table-cell>
          <table:table-cell table:style-name="Tableau12.A1" office:value-type="string">
            <text:p text:style-name="P8">01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1 </text:p>
          </table:table-cell>
          <table:table-cell table:style-name="Tableau12.A1" office:value-type="string">
            <text:p text:style-name="P8">09 </text:p>
          </table:table-cell>
          <table:table-cell table:style-name="Tableau12.A1" office:value-type="string">
            <text:p text:style-name="P8">ff </text:p>
          </table:table-cell>
          <table:table-cell table:style-name="Tableau12.A1" office:value-type="string">
            <text:p text:style-name="P8">fb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row>
        <table:table-row>
          <table:table-cell table:style-name="Tableau12.A1" office:value-type="string">
            <text:p text:style-name="P8">00 </text:p>
          </table:table-cell>
          <table:table-cell table:style-name="Tableau12.A1" table:number-rows-spanned="3" table:number-columns-spanned="26" office:value-type="string">
            <text:p text:style-name="P4">Bon, on l'a mis la, mais on aurait pu le foutre ailleur hein, ca change rien, on s'en fou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2.A1" office:value-type="string">
            <text:p text:style-name="P8">00 </text:p>
          </table:table-cell>
        </table:table-row>
        <table:table-row>
          <table:table-cell table:style-name="Tableau12.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2.A1" office:value-type="string">
            <text:p text:style-name="P8">00 </text:p>
          </table:table-cell>
        </table:table-row>
        <table:table-row>
          <table:table-cell table:style-name="Tableau12.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2.A1" office:value-type="string">
            <text:p text:style-name="P8">00 </text:p>
          </table:table-cell>
        </table:table-row>
        <table:table-row>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cell table:style-name="Tableau12.A1" office:value-type="string">
            <text:p text:style-name="P8">00 </text:p>
          </table:table-cell>
        </table:table-row>
      </table:table>
      <text:p text:style-name="P18">La VM genere un processus ayant pour point de depart la case memoire contenant l'opcode de la premiere instruction. Des lors, cette case devient le point de reference d'addressage effective du processus. Le registre 1 du processus contient l'ID du player, qui sera dans notre exemple, 0. </text:p>
      <table:table table:name="Tableau13" table:style-name="Tableau13">
        <table:table-column table:style-name="Tableau13.A"/>
        <table:table-column table:style-name="Tableau13.B" table:number-columns-repeated="26"/>
        <table:table-column table:style-name="Tableau13.b"/>
        <table:table-row>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b </text:p>
          </table:table-cell>
          <table:table-cell table:style-name="Tableau13.A1" office:value-type="string">
            <text:p text:style-name="P8">68 </text:p>
          </table:table-cell>
          <table:table-cell table:style-name="Tableau13.A1" office:value-type="string">
            <text:p text:style-name="P8">01 </text:p>
          </table:table-cell>
          <table:table-cell table:style-name="Tableau13.A1" office:value-type="string">
            <text:p text:style-name="P8">00 </text:p>
          </table:table-cell>
          <table:table-cell table:style-name="Tableau13.A1" office:value-type="string">
            <text:p text:style-name="P8">0f </text:p>
          </table:table-cell>
          <table:table-cell table:style-name="Tableau13.A1" office:value-type="string">
            <text:p text:style-name="P8">00 </text:p>
          </table:table-cell>
          <table:table-cell table:style-name="Tableau13.A1" office:value-type="string">
            <text:p text:style-name="P8">01 </text:p>
          </table:table-cell>
          <table:table-cell table:style-name="Tableau13.A1" office:value-type="string">
            <text:p text:style-name="P8">06 </text:p>
          </table:table-cell>
          <table:table-cell table:style-name="Tableau13.A1" office:value-type="string">
            <text:p text:style-name="P8">64 </text:p>
          </table:table-cell>
          <table:table-cell table:style-name="Tableau13.A1" office:value-type="string">
            <text:p text:style-name="P8">01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1 </text:p>
          </table:table-cell>
          <table:table-cell table:style-name="Tableau13.A1" office:value-type="string">
            <text:p text:style-name="P8">01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1 </text:p>
          </table:table-cell>
          <table:table-cell table:style-name="Tableau13.A1" office:value-type="string">
            <text:p text:style-name="P8">09 </text:p>
          </table:table-cell>
          <table:table-cell table:style-name="Tableau13.A1" office:value-type="string">
            <text:p text:style-name="P8">ff </text:p>
          </table:table-cell>
          <table:table-cell table:style-name="Tableau13.A1" office:value-type="string">
            <text:p text:style-name="P8">fb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row>
        <table:table-row>
          <table:table-cell table:style-name="Tableau13.A1" office:value-type="string">
            <text:p text:style-name="P8">00 </text:p>
          </table:table-cell>
          <table:table-cell table:style-name="Tableau13.A1" table:number-rows-spanned="3" table:number-columns-spanned="26" office:value-type="string">
            <text:p text:style-name="P3"><text:span text:style-name="T8">Legende : </text:span><text:span text:style-name="T8">opcode d'instruction courante</text:span><text:span text:style-name="T8">, </text:span><text:span text:style-name="T8">opcode d'autres instructions </text:span><text:span text:style-name="T8">OCP</text:span><text:span text:style-name="T8">, </text:span><text:span text:style-name="T8">parametre #1</text:span><text:span text:style-name="T8">, </text:span><text:span text:style-name="T8">paramametre #2</text:span><text:span text:style-name="T8">, </text:span><text:span text:style-name="T8">paramametre #3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3.A1" office:value-type="string">
            <text:p text:style-name="P8">00 </text:p>
          </table:table-cell>
        </table:table-row>
        <table:table-row>
          <table:table-cell table:style-name="Tableau13.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3.A1" office:value-type="string">
            <text:p text:style-name="P8">00 </text:p>
          </table:table-cell>
        </table:table-row>
        <table:table-row>
          <table:table-cell table:style-name="Tableau13.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3.A1" office:value-type="string">
            <text:p text:style-name="P8">00 </text:p>
          </table:table-cell>
        </table:table-row>
        <table:table-row>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cell table:style-name="Tableau13.A1" office:value-type="string">
            <text:p text:style-name="P8">00 </text:p>
          </table:table-cell>
        </table:table-row>
      </table:table>
      <text:p text:style-name="P18">Nous avons donc au depart : PC = 0 Carry = 0 </text:p>
      <text:p text:style-name="P18">la VM decode la premiere instruction. opcode 0x0b : Store indirect OCP &gt; p1 : REGISTRE, p2 : DIRECT, p3 : DIRECT </text:p>
      <text:p text:style-name="P18">La VM additionne les 2 derniers paramametres, ce qui donne 0x0010 <text:soft-page-break/>et stock a cette addresse, la valeure contenu dans le premier registre. </text:p>
      <text:p text:style-name="P18">Le PC passe a 7, debut de l'instruction suivante </text:p>
      <table:table table:name="Tableau14" table:style-name="Tableau14">
        <table:table-column table:style-name="Tableau14.A"/>
        <table:table-column table:style-name="Tableau14.B" table:number-columns-repeated="26"/>
        <table:table-column table:style-name="Tableau14.b"/>
        <table:table-row>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b </text:p>
          </table:table-cell>
          <table:table-cell table:style-name="Tableau14.A1" office:value-type="string">
            <text:p text:style-name="P8">68 </text:p>
          </table:table-cell>
          <table:table-cell table:style-name="Tableau14.A1" office:value-type="string">
            <text:p text:style-name="P8">01 </text:p>
          </table:table-cell>
          <table:table-cell table:style-name="Tableau14.A1" office:value-type="string">
            <text:p text:style-name="P8">00 </text:p>
          </table:table-cell>
          <table:table-cell table:style-name="Tableau14.A1" office:value-type="string">
            <text:p text:style-name="P8">0f </text:p>
          </table:table-cell>
          <table:table-cell table:style-name="Tableau14.A1" office:value-type="string">
            <text:p text:style-name="P8">00 </text:p>
          </table:table-cell>
          <table:table-cell table:style-name="Tableau14.A1" office:value-type="string">
            <text:p text:style-name="P8">01 </text:p>
          </table:table-cell>
          <table:table-cell table:style-name="Tableau14.A1" office:value-type="string">
            <text:p text:style-name="P8">06 </text:p>
          </table:table-cell>
          <table:table-cell table:style-name="Tableau14.A1" office:value-type="string">
            <text:p text:style-name="P8">64 </text:p>
          </table:table-cell>
          <table:table-cell table:style-name="Tableau14.A1" office:value-type="string">
            <text:p text:style-name="P8">01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1 </text:p>
          </table:table-cell>
          <table:table-cell table:style-name="Tableau14.A1" office:value-type="string">
            <text:p text:style-name="P8">01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9 </text:p>
          </table:table-cell>
          <table:table-cell table:style-name="Tableau14.A1" office:value-type="string">
            <text:p text:style-name="P8">ff </text:p>
          </table:table-cell>
          <table:table-cell table:style-name="Tableau14.A1" office:value-type="string">
            <text:p text:style-name="P8">fb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row>
        <table:table-row>
          <table:table-cell table:style-name="Tableau14.A1" office:value-type="string">
            <text:p text:style-name="P8">00 </text:p>
          </table:table-cell>
          <table:table-cell table:style-name="Tableau14.A1" table:number-rows-spanned="3" table:number-columns-spanned="26" office:value-type="string">
            <text:p text:style-name="P4">On remarque que la valeure du paramametre de la troisieme instruction a changé suite a l'instruction précédent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4.A1" office:value-type="string">
            <text:p text:style-name="P8">00 </text:p>
          </table:table-cell>
        </table:table-row>
        <table:table-row>
          <table:table-cell table:style-name="Tableau14.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4.A1" office:value-type="string">
            <text:p text:style-name="P8">00 </text:p>
          </table:table-cell>
        </table:table-row>
        <table:table-row>
          <table:table-cell table:style-name="Tableau14.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4.A1" office:value-type="string">
            <text:p text:style-name="P8">00 </text:p>
          </table:table-cell>
        </table:table-row>
        <table:table-row>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cell table:style-name="Tableau14.A1" office:value-type="string">
            <text:p text:style-name="P8">00 </text:p>
          </table:table-cell>
        </table:table-row>
      </table:table>
      <text:p text:style-name="P18">PC = 7 Carry = 0 </text:p>
      <text:p text:style-name="P18">opcode 0x06 : Logical AND OCP &gt; p1 : REGISTRE, p2 : DIRECT, p3 : REGISTRE </text:p>
      <text:p text:style-name="P18">La VM effectue un AND logique entre les 2 premiers paramametres. Le second paramametre etant egale a zero, le resultat est toujours egale a zero, donc le carry passe a l'etat 1. Le resultat est stocké dans le premier registre </text:p>
      <text:p text:style-name="P18">Le PC passe a 14, debut de la troisieme instruction </text:p>
      <table:table table:name="Tableau15" table:style-name="Tableau15">
        <table:table-column table:style-name="Tableau15.A"/>
        <table:table-column table:style-name="Tableau15.B" table:number-columns-repeated="26"/>
        <table:table-column table:style-name="Tableau15.b"/>
        <table:table-row>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b </text:p>
          </table:table-cell>
          <table:table-cell table:style-name="Tableau15.A1" office:value-type="string">
            <text:p text:style-name="P8">68 </text:p>
          </table:table-cell>
          <table:table-cell table:style-name="Tableau15.A1" office:value-type="string">
            <text:p text:style-name="P8">01 </text:p>
          </table:table-cell>
          <table:table-cell table:style-name="Tableau15.A1" office:value-type="string">
            <text:p text:style-name="P8">00 </text:p>
          </table:table-cell>
          <table:table-cell table:style-name="Tableau15.A1" office:value-type="string">
            <text:p text:style-name="P8">0f </text:p>
          </table:table-cell>
          <table:table-cell table:style-name="Tableau15.A1" office:value-type="string">
            <text:p text:style-name="P8">00 </text:p>
          </table:table-cell>
          <table:table-cell table:style-name="Tableau15.A1" office:value-type="string">
            <text:p text:style-name="P8">01 </text:p>
          </table:table-cell>
          <table:table-cell table:style-name="Tableau15.A1" office:value-type="string">
            <text:p text:style-name="P8">06 </text:p>
          </table:table-cell>
          <table:table-cell table:style-name="Tableau15.A1" office:value-type="string">
            <text:p text:style-name="P8">64 </text:p>
          </table:table-cell>
          <table:table-cell table:style-name="Tableau15.A1" office:value-type="string">
            <text:p text:style-name="P8">01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1 </text:p>
          </table:table-cell>
          <table:table-cell table:style-name="Tableau15.A1" office:value-type="string">
            <text:p text:style-name="P8">01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9 </text:p>
          </table:table-cell>
          <table:table-cell table:style-name="Tableau15.A1" office:value-type="string">
            <text:p text:style-name="P8">ff </text:p>
          </table:table-cell>
          <table:table-cell table:style-name="Tableau15.A1" office:value-type="string">
            <text:p text:style-name="P8">fb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row>
        <table:table-row>
          <table:table-cell table:style-name="Tableau15.A1" office:value-type="string">
            <text:p text:style-name="P8">00 </text:p>
          </table:table-cell>
          <table:table-cell table:style-name="Tableau15.A1" table:number-rows-spanned="3" table:number-columns-spanned="26" office:value-type="string">
            <text:p text:style-name="P4">Righteou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5.A1" office:value-type="string">
            <text:p text:style-name="P8">00 </text:p>
          </table:table-cell>
        </table:table-row>
        <table:table-row>
          <table:table-cell table:style-name="Tableau15.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5.A1" office:value-type="string">
            <text:p text:style-name="P8">00 </text:p>
          </table:table-cell>
        </table:table-row>
        <table:table-row>
          <table:table-cell table:style-name="Tableau15.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5.A1" office:value-type="string">
            <text:p text:style-name="P8">00 </text:p>
          </table:table-cell>
        </table:table-row>
        <table:table-row>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cell table:style-name="Tableau15.A1" office:value-type="string">
            <text:p text:style-name="P8">00 </text:p>
          </table:table-cell>
        </table:table-row>
      </table:table>
      <text:p text:style-name="P18">PC = 14 Carry = 1 </text:p>
      <text:p text:style-name="P18">ocpcode 0x01 : Live Pas d'OCP, le seul parametre est toujours DIRECT ( 4 octets ) </text:p>
      <text:p text:style-name="P18"><text:soft-page-break/>La VM reporte le player 0 comme etant en vie, et affiche un message en consequence dans le terminal. </text:p>
      <text:p text:style-name="P18">Le PC passe a 19, debut de la quatrieme instruction </text:p>
      <table:table table:name="Tableau16" table:style-name="Tableau16">
        <table:table-column table:style-name="Tableau16.A"/>
        <table:table-column table:style-name="Tableau16.B" table:number-columns-repeated="26"/>
        <table:table-column table:style-name="Tableau16.b"/>
        <table:table-row>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b </text:p>
          </table:table-cell>
          <table:table-cell table:style-name="Tableau16.A1" office:value-type="string">
            <text:p text:style-name="P8">68 </text:p>
          </table:table-cell>
          <table:table-cell table:style-name="Tableau16.A1" office:value-type="string">
            <text:p text:style-name="P8">01 </text:p>
          </table:table-cell>
          <table:table-cell table:style-name="Tableau16.A1" office:value-type="string">
            <text:p text:style-name="P8">00 </text:p>
          </table:table-cell>
          <table:table-cell table:style-name="Tableau16.A1" office:value-type="string">
            <text:p text:style-name="P8">0f </text:p>
          </table:table-cell>
          <table:table-cell table:style-name="Tableau16.A1" office:value-type="string">
            <text:p text:style-name="P8">00 </text:p>
          </table:table-cell>
          <table:table-cell table:style-name="Tableau16.A1" office:value-type="string">
            <text:p text:style-name="P8">01 </text:p>
          </table:table-cell>
          <table:table-cell table:style-name="Tableau16.A1" office:value-type="string">
            <text:p text:style-name="P8">06 </text:p>
          </table:table-cell>
          <table:table-cell table:style-name="Tableau16.A1" office:value-type="string">
            <text:p text:style-name="P8">64 </text:p>
          </table:table-cell>
          <table:table-cell table:style-name="Tableau16.A1" office:value-type="string">
            <text:p text:style-name="P8">01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1 </text:p>
          </table:table-cell>
          <table:table-cell table:style-name="Tableau16.A1" office:value-type="string">
            <text:p text:style-name="P8">01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9 </text:p>
          </table:table-cell>
          <table:table-cell table:style-name="Tableau16.A1" office:value-type="string">
            <text:p text:style-name="P8">ff </text:p>
          </table:table-cell>
          <table:table-cell table:style-name="Tableau16.A1" office:value-type="string">
            <text:p text:style-name="P8">fb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row>
        <table:table-row>
          <table:table-cell table:style-name="Tableau16.A1" office:value-type="string">
            <text:p text:style-name="P8">00 </text:p>
          </table:table-cell>
          <table:table-cell table:style-name="Tableau16.A1" table:number-rows-spanned="3" table:number-columns-spanned="26" office:value-type="string">
            <text:p text:style-name="P4">Groovy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6.A1" office:value-type="string">
            <text:p text:style-name="P8">00 </text:p>
          </table:table-cell>
        </table:table-row>
        <table:table-row>
          <table:table-cell table:style-name="Tableau16.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6.A1" office:value-type="string">
            <text:p text:style-name="P8">00 </text:p>
          </table:table-cell>
        </table:table-row>
        <table:table-row>
          <table:table-cell table:style-name="Tableau16.A1" office:value-type="string">
            <text:p text:style-name="P8">0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6.A1" office:value-type="string">
            <text:p text:style-name="P8">00 </text:p>
          </table:table-cell>
        </table:table-row>
        <table:table-row>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cell table:style-name="Tableau16.A1" office:value-type="string">
            <text:p text:style-name="P8">00 </text:p>
          </table:table-cell>
        </table:table-row>
      </table:table>
      <text:p text:style-name="P18">PC = 19 Carry = 1 </text:p>
      <text:p text:style-name="P18">opcode : 0x09 pas d'OCP, le seul paramametre est toujours DIRECT ( 2 octets ) </text:p>
      <text:p text:style-name="P18">La VM ajoute la valeure passée en parametre au PC. </text:p>
      <text:p text:style-name="P18">Ici le parametre vaut 0xFFFB, et le PC vaut 19, soit 0x0013. 0X0013 + 0xFFFB = 0x1000E. </text:p>
      <text:p text:style-name="P18">Or, comme le PC est codé sur 2 octets, sa valeure maximale est 0xFFFF. Donc seul les 2 octets inferieurs du resultat subsisterons, soit 0x000E. </text:p>
      <text:p text:style-name="P18">Le PC vaut donc 14, retour a la troisieme instruction. </text:p>
      <text:p text:style-name="P18">A partir de la, le programme est dans une boucle infinie, se contentant de repéter les instruction 3 et 4. </text:p>
      <text:p text:style-name="P17">Jeu d'instruction </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9">live </text:p>
          </table:table-cell>
          <table:table-cell table:style-name="Tableau17.A1" table:number-columns-spanned="2" office:value-type="string">
            <text:p text:style-name="P7">Live </text:p>
          </table:table-cell>
          <table:covered-table-cell/>
          <table:table-cell table:style-name="Tableau17.A1" table:number-columns-spanned="2" office:value-type="string">
            <text:p text:style-name="P5">0x01 </text:p>
          </table:table-cell>
          <table:covered-table-cell/>
        </table:table-row>
        <table:table-row>
          <table:table-cell table:style-name="Tableau17.A1" table:number-columns-spanned="2" office:value-type="string">
            <text:p text:style-name="P3"><text:span text:style-name="T7">Usage : </text:span><text:span text:style-name="T26">live </text:span><text:span text:style-name="T26">S</text:span><text:span text:style-name="T26">(</text:span><text:span text:style-name="T26">D4</text:span><text:span text:style-name="T26">) </text:span></text:p>
          </table:table-cell>
          <table:covered-table-cell/>
          <table:table-cell table:style-name="Tableau17.A1" table:number-columns-spanned="3" office:value-type="string">
            <text:p text:style-name="P3"><text:span text:style-name="T7">Durée : </text:span><text:span text:style-name="T7">10 </text:span></text:p>
          </table:table-cell>
          <table:covered-table-cell/>
          <table:covered-table-cell/>
        </table:table-row>
        <table:table-row>
          <table:table-cell table:style-name="Tableau17.A1" table:number-columns-spanned="4" office:value-type="string">
            <text:p text:style-name="P3"><text:span text:style-name="T7">Octet de codage des parametres : </text:span><text:span text:style-name="T7">Non </text:span></text:p>
          </table:table-cell>
          <table:covered-table-cell/>
          <table:covered-table-cell/>
          <table:covered-table-cell/>
          <table:table-cell table:style-name="Tableau17.A1" office:value-type="string">
            <text:p text:style-name="P3"><text:span text:style-name="T7">Modifie le carry : </text:span><text:span text:style-name="T7">Non </text:span></text:p>
          </table:table-cell>
        </table:table-row>
        <text:soft-page-break/>
        <table:table-row>
          <table:table-cell table:style-name="Tableau17.A1" table:number-columns-spanned="5" office:value-type="string">
            <text:p text:style-name="P3"><text:span text:style-name="T7">Rapporte le joueur designé par le premier parametre comme etant en vie. L'instruction ecrit sur la sortie standard un message du type </text:span><text:span text:style-name="T7">"Le joueur </text:span><text:span text:style-name="T7">$player_name </text:span><text:span text:style-name="T7">( </text:span><text:span text:style-name="T7">$player_id </text:span><text:span text:style-name="T7">), a été raporter comme étant en vie"</text:span><text:span text:style-name="T7">. Libre a vous de 'pimper' le message comme bon vous semble, du moment que l'idée passe et qu'il contienne les variables sus nommée. Un joueur ne vie que tant qu'au moins un processus effectue un live avec sont id, et ce au minimun une fois tout les </text:span><text:span text:style-name="T7">CYCLE_TO_DIE</text:span><text:span text:style-name="T7">. Si le parametre passé ne correspond a l'id d'aucun joueurs, le comportement est indefinit. A vous de decider si c'est une erreur et que le processus crash, ou si osef, l'instruction ne fait rien et on passe a la suite, avec eventuelement en supplément un petit message sur la sortie standard, message incohérent ou message d'avertissement, votre seul limite est celle de votre creativité. </text:span></text:p>
          </table:table-cell>
          <table:covered-table-cell/>
          <table:covered-table-cell/>
          <table:covered-table-cell/>
          <table:covered-table-cell/>
        </table:table-row>
      </table:table>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P9">ld </text:p>
          </table:table-cell>
          <table:table-cell table:style-name="Tableau18.A1" table:number-columns-spanned="3" office:value-type="string">
            <text:p text:style-name="P7">Load direct </text:p>
          </table:table-cell>
          <table:covered-table-cell/>
          <table:covered-table-cell/>
          <table:table-cell table:style-name="Tableau18.A1" office:value-type="string">
            <text:p text:style-name="P5">0x02 </text:p>
          </table:table-cell>
        </table:table-row>
        <table:table-row>
          <table:table-cell table:style-name="Tableau18.A1" table:number-columns-spanned="3" office:value-type="string">
            <text:p text:style-name="P3"><text:span text:style-name="T7">Usage : </text:span><text:span text:style-name="T26">ld </text:span><text:span text:style-name="T26">S</text:span><text:span text:style-name="T26">(</text:span><text:span text:style-name="T26">ID/D4</text:span><text:span text:style-name="T26">), </text:span><text:span text:style-name="T26">D</text:span><text:span text:style-name="T26">(</text:span><text:span text:style-name="T26">RG</text:span><text:span text:style-name="T26">) </text:span></text:p>
          </table:table-cell>
          <table:covered-table-cell/>
          <table:covered-table-cell/>
          <table:table-cell table:style-name="Tableau18.A1" table:number-columns-spanned="2" office:value-type="string">
            <text:p text:style-name="P3"><text:span text:style-name="T7">Durée : </text:span><text:span text:style-name="T7">10 </text:span></text:p>
          </table:table-cell>
          <table:covered-table-cell/>
        </table:table-row>
        <table:table-row>
          <table:table-cell table:style-name="Tableau18.A1" table:number-columns-spanned="2" office:value-type="string">
            <text:p text:style-name="P3"><text:span text:style-name="T7">Octet de codage des parametres : </text:span><text:span text:style-name="T7">Oui </text:span></text:p>
          </table:table-cell>
          <table:covered-table-cell/>
          <table:table-cell table:style-name="Tableau18.A1" table:number-columns-spanned="3" office:value-type="string">
            <text:p text:style-name="P3"><text:span text:style-name="T7">Modifie le carry : </text:span><text:span text:style-name="T7">Oui </text:span></text:p>
          </table:table-cell>
          <table:covered-table-cell/>
          <table:covered-table-cell/>
        </table:table-row>
        <table:table-row>
          <table:table-cell table:style-name="Tableau18.A1" table:number-columns-spanned="5" office:value-type="string">
            <text:p text:style-name="P5">Transfert direct RAM &gt; Registre. Charge le premier parametre dans le registre passé en second parametre. Si la valeur du premier parametre est egale a zero, alors le carry passe a l'etat un, sinon a l'etat zero. </text:p>
          </table:table-cell>
          <table:covered-table-cell/>
          <table:covered-table-cell/>
          <table:covered-table-cell/>
          <table:covered-table-cell/>
        </table:table-row>
      </table:table>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office:value-type="string">
            <text:p text:style-name="P9">st </text:p>
          </table:table-cell>
          <table:table-cell table:style-name="Tableau19.A1" office:value-type="string">
            <text:p text:style-name="P7">Store direct </text:p>
          </table:table-cell>
          <table:table-cell table:style-name="Tableau19.A1" table:number-columns-spanned="3" office:value-type="string">
            <text:p text:style-name="P5">0x03 </text:p>
          </table:table-cell>
          <table:covered-table-cell/>
          <table:covered-table-cell/>
        </table:table-row>
        <table:table-row>
          <table:table-cell table:style-name="Tableau19.A1" table:number-columns-spanned="4" office:value-type="string">
            <text:p text:style-name="P3"><text:span text:style-name="T7">Usage : </text:span><text:span text:style-name="T26">st </text:span><text:span text:style-name="T26">S</text:span><text:span text:style-name="T26">(</text:span><text:span text:style-name="T26">RG</text:span><text:span text:style-name="T26">), </text:span><text:span text:style-name="T26">D</text:span><text:span text:style-name="T26">(</text:span><text:span text:style-name="T26">RG/ID</text:span><text:span text:style-name="T26">) </text:span></text:p>
          </table:table-cell>
          <table:covered-table-cell/>
          <table:covered-table-cell/>
          <table:covered-table-cell/>
          <table:table-cell table:style-name="Tableau19.A1" office:value-type="string">
            <text:p text:style-name="P3"><text:span text:style-name="T7">Durée : </text:span><text:span text:style-name="T7">10 </text:span></text:p>
          </table:table-cell>
        </table:table-row>
        <table:table-row>
          <table:table-cell table:style-name="Tableau19.A1" table:number-columns-spanned="3" office:value-type="string">
            <text:p text:style-name="P3"><text:span text:style-name="T7">Octet de codage des parametres : </text:span><text:span text:style-name="T7">Oui </text:span></text:p>
          </table:table-cell>
          <table:covered-table-cell/>
          <table:covered-table-cell/>
          <table:table-cell table:style-name="Tableau19.A1" table:number-columns-spanned="2" office:value-type="string">
            <text:p text:style-name="P3"><text:span text:style-name="T7">Modifie le carry : </text:span><text:span text:style-name="T7">Oui </text:span></text:p>
          </table:table-cell>
          <table:covered-table-cell/>
        </table:table-row>
        <table:table-row>
          <table:table-cell table:style-name="Tableau19.A1" table:number-columns-spanned="5" office:value-type="string">
            <text:p text:style-name="P5">Transfert direct Registre &gt; RAM / Registre. Charge le contenu du registre passé en premier parametre dans le second parametre. Si la valeur du premier parametre est egale a zero, alors le carry passe a l'etat un, sinon a l'etat zero. </text:p>
          </table:table-cell>
          <table:covered-table-cell/>
          <table:covered-table-cell/>
          <table:covered-table-cell/>
          <table:covered-table-cell/>
        </table:table-row>
      </table:table>
      <table:table table:name="Tableau20" table:style-name="Tableau20">
        <table:table-column table:style-name="Tableau20.A"/>
        <table:table-column table:style-name="Tableau20.B"/>
        <table:table-column table:style-name="Tableau20.C"/>
        <table:table-column table:style-name="Tableau20.D"/>
        <table:table-column table:style-name="Tableau20.E"/>
        <text:soft-page-break/>
        <table:table-row>
          <table:table-cell table:style-name="Tableau20.A1" office:value-type="string">
            <text:p text:style-name="P9">add </text:p>
          </table:table-cell>
          <table:table-cell table:style-name="Tableau20.A1" table:number-columns-spanned="3" office:value-type="string">
            <text:p text:style-name="P7">Aritmetical Addition </text:p>
          </table:table-cell>
          <table:covered-table-cell/>
          <table:covered-table-cell/>
          <table:table-cell table:style-name="Tableau20.A1" office:value-type="string">
            <text:p text:style-name="P5">0x04 </text:p>
          </table:table-cell>
        </table:table-row>
        <table:table-row>
          <table:table-cell table:style-name="Tableau20.A1" table:number-columns-spanned="2" office:value-type="string">
            <text:p text:style-name="P3"><text:span text:style-name="T7">Usage : </text:span><text:span text:style-name="T26">add </text:span><text:span text:style-name="T26">S</text:span><text:span text:style-name="T26">(</text:span><text:span text:style-name="T26">RG</text:span><text:span text:style-name="T26">), </text:span><text:span text:style-name="T26">S</text:span><text:span text:style-name="T26">(</text:span><text:span text:style-name="T26">RG</text:span><text:span text:style-name="T26">), </text:span><text:span text:style-name="T26">D</text:span><text:span text:style-name="T26">(</text:span><text:span text:style-name="T26">RG</text:span><text:span text:style-name="T26">) </text:span></text:p>
          </table:table-cell>
          <table:covered-table-cell/>
          <table:table-cell table:style-name="Tableau20.A1" table:number-columns-spanned="3" office:value-type="string">
            <text:p text:style-name="P3"><text:span text:style-name="T7">Durée : </text:span><text:span text:style-name="T7">10 </text:span></text:p>
          </table:table-cell>
          <table:covered-table-cell/>
          <table:covered-table-cell/>
        </table:table-row>
        <table:table-row>
          <table:table-cell table:style-name="Tableau20.A1" table:number-columns-spanned="3" office:value-type="string">
            <text:p text:style-name="P3"><text:span text:style-name="T7">Octet de codage des parametres : </text:span><text:span text:style-name="T7">Oui </text:span></text:p>
          </table:table-cell>
          <table:covered-table-cell/>
          <table:covered-table-cell/>
          <table:table-cell table:style-name="Tableau20.A1" table:number-columns-spanned="2" office:value-type="string">
            <text:p text:style-name="P3"><text:span text:style-name="T7">Modifie le carry : </text:span><text:span text:style-name="T7">Oui </text:span></text:p>
          </table:table-cell>
          <table:covered-table-cell/>
        </table:table-row>
        <table:table-row>
          <table:table-cell table:style-name="Tableau20.A1" table:number-columns-spanned="5" office:value-type="string">
            <text:p text:style-name="P5">Ajoute le second parametre au premier parametre, et stock le resultat dans le troisieme parametre. Si la valeur resultante est egale a zero, alors le carry passe a l'etat un, sinon a l'etat zero. </text:p>
          </table:table-cell>
          <table:covered-table-cell/>
          <table:covered-table-cell/>
          <table:covered-table-cell/>
          <table:covered-table-cell/>
        </table:table-row>
      </table:table>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9">sub </text:p>
          </table:table-cell>
          <table:table-cell table:style-name="Tableau21.A1" table:number-columns-spanned="3" office:value-type="string">
            <text:p text:style-name="P7">Aritmetical Substraction </text:p>
          </table:table-cell>
          <table:covered-table-cell/>
          <table:covered-table-cell/>
          <table:table-cell table:style-name="Tableau21.A1" office:value-type="string">
            <text:p text:style-name="P5">0x05 </text:p>
          </table:table-cell>
        </table:table-row>
        <table:table-row>
          <table:table-cell table:style-name="Tableau21.A1" table:number-columns-spanned="2" office:value-type="string">
            <text:p text:style-name="P3"><text:span text:style-name="T7">Usage : </text:span><text:span text:style-name="T26">sub </text:span><text:span text:style-name="T26">S</text:span><text:span text:style-name="T26">(</text:span><text:span text:style-name="T26">RG</text:span><text:span text:style-name="T26">), </text:span><text:span text:style-name="T26">S</text:span><text:span text:style-name="T26">(</text:span><text:span text:style-name="T26">RG</text:span><text:span text:style-name="T26">), </text:span><text:span text:style-name="T26">D</text:span><text:span text:style-name="T26">(</text:span><text:span text:style-name="T26">RG</text:span><text:span text:style-name="T26">) </text:span></text:p>
          </table:table-cell>
          <table:covered-table-cell/>
          <table:table-cell table:style-name="Tableau21.A1" table:number-columns-spanned="3" office:value-type="string">
            <text:p text:style-name="P3"><text:span text:style-name="T7">Durée : </text:span><text:span text:style-name="T7">10 </text:span></text:p>
          </table:table-cell>
          <table:covered-table-cell/>
          <table:covered-table-cell/>
        </table:table-row>
        <table:table-row>
          <table:table-cell table:style-name="Tableau21.A1" table:number-columns-spanned="3" office:value-type="string">
            <text:p text:style-name="P3"><text:span text:style-name="T7">Octet de codage des parametres : </text:span><text:span text:style-name="T7">Oui </text:span></text:p>
          </table:table-cell>
          <table:covered-table-cell/>
          <table:covered-table-cell/>
          <table:table-cell table:style-name="Tableau21.A1" table:number-columns-spanned="2" office:value-type="string">
            <text:p text:style-name="P3"><text:span text:style-name="T7">Modifie le carry : </text:span><text:span text:style-name="T7">Oui </text:span></text:p>
          </table:table-cell>
          <table:covered-table-cell/>
        </table:table-row>
        <table:table-row>
          <table:table-cell table:style-name="Tableau21.A1" table:number-columns-spanned="5" office:value-type="string">
            <text:p text:style-name="P5">Soustrait le second parametre au premier parametre, et stock le resultat dans le troisieme parametre. Si la valeur resultante est egale a zero, alors le carry passe a l'etat un, sinon a l'etat zero. </text:p>
          </table:table-cell>
          <table:covered-table-cell/>
          <table:covered-table-cell/>
          <table:covered-table-cell/>
          <table:covered-table-cell/>
        </table:table-row>
      </table:table>
      <table:table table:name="Tableau22" table:style-name="Tableau22">
        <table:table-column table:style-name="Tableau22.A"/>
        <table:table-column table:style-name="Tableau22.B"/>
        <table:table-column table:style-name="Tableau22.C"/>
        <table:table-column table:style-name="Tableau22.D"/>
        <table:table-column table:style-name="Tableau22.E"/>
        <table:table-row>
          <table:table-cell table:style-name="Tableau22.A1" office:value-type="string">
            <text:p text:style-name="P9">and </text:p>
          </table:table-cell>
          <table:table-cell table:style-name="Tableau22.A1" office:value-type="string">
            <text:p text:style-name="P7">Logical AND </text:p>
          </table:table-cell>
          <table:table-cell table:style-name="Tableau22.A1" table:number-columns-spanned="3" office:value-type="string">
            <text:p text:style-name="P5">0x06 </text:p>
          </table:table-cell>
          <table:covered-table-cell/>
          <table:covered-table-cell/>
        </table:table-row>
        <table:table-row>
          <table:table-cell table:style-name="Tableau22.A1" table:number-columns-spanned="4" office:value-type="string">
            <text:p text:style-name="P3"><text:span text:style-name="T7">Usage : </text:span><text:span text:style-name="T26">and </text:span><text:span text:style-name="T26">S</text:span><text:span text:style-name="T26">(</text:span><text:span text:style-name="T26">RG/ID/D4</text:span><text:span text:style-name="T26">), </text:span><text:span text:style-name="T26">S</text:span><text:span text:style-name="T26">(</text:span><text:span text:style-name="T26">RG/ID/D4</text:span><text:span text:style-name="T26">), </text:span><text:span text:style-name="T26">D</text:span><text:span text:style-name="T26">(</text:span><text:span text:style-name="T26">RG</text:span><text:span text:style-name="T26">) </text:span></text:p>
          </table:table-cell>
          <table:covered-table-cell/>
          <table:covered-table-cell/>
          <table:covered-table-cell/>
          <table:table-cell table:style-name="Tableau22.A1" office:value-type="string">
            <text:p text:style-name="P3"><text:span text:style-name="T7">Durée : </text:span><text:span text:style-name="T7">10 </text:span></text:p>
          </table:table-cell>
        </table:table-row>
        <table:table-row>
          <table:table-cell table:style-name="Tableau22.A1" table:number-columns-spanned="3" office:value-type="string">
            <text:p text:style-name="P3"><text:span text:style-name="T7">Octet de codage des parametres : </text:span><text:span text:style-name="T7">Oui </text:span></text:p>
          </table:table-cell>
          <table:covered-table-cell/>
          <table:covered-table-cell/>
          <table:table-cell table:style-name="Tableau22.A1" table:number-columns-spanned="2" office:value-type="string">
            <text:p text:style-name="P3"><text:span text:style-name="T7">Modifie le carry : </text:span><text:span text:style-name="T7">Oui </text:span></text:p>
          </table:table-cell>
          <table:covered-table-cell/>
        </table:table-row>
        <table:table-row>
          <table:table-cell table:style-name="Tableau22.A1" table:number-columns-spanned="5" office:value-type="string">
            <text:p text:style-name="P5">Effectue un AND logique entre les deux premiers paramametres et stock le resultat dans le troisieme paramametre. Si la valeur resultante est egale a zero, alors le carry passe a l'etat un, sinon a <text:soft-page-break/>l'etat zero. </text:p>
          </table:table-cell>
          <table:covered-table-cell/>
          <table:covered-table-cell/>
          <table:covered-table-cell/>
          <table:covered-table-cell/>
        </table:table-row>
      </table:table>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P9">or </text:p>
          </table:table-cell>
          <table:table-cell table:style-name="Tableau23.A1" office:value-type="string">
            <text:p text:style-name="P7">Logical OR </text:p>
          </table:table-cell>
          <table:table-cell table:style-name="Tableau23.A1" table:number-columns-spanned="3" office:value-type="string">
            <text:p text:style-name="P5">0x07 </text:p>
          </table:table-cell>
          <table:covered-table-cell/>
          <table:covered-table-cell/>
        </table:table-row>
        <table:table-row>
          <table:table-cell table:style-name="Tableau23.A1" table:number-columns-spanned="4" office:value-type="string">
            <text:p text:style-name="P3"><text:span text:style-name="T7">Usage : </text:span><text:span text:style-name="T26">or </text:span><text:span text:style-name="T26">S</text:span><text:span text:style-name="T26">(</text:span><text:span text:style-name="T26">RG/ID/D4</text:span><text:span text:style-name="T26">), </text:span><text:span text:style-name="T26">S</text:span><text:span text:style-name="T26">(</text:span><text:span text:style-name="T26">RG/ID/D4</text:span><text:span text:style-name="T26">), </text:span><text:span text:style-name="T26">D</text:span><text:span text:style-name="T26">(</text:span><text:span text:style-name="T26">RG</text:span><text:span text:style-name="T26">) </text:span></text:p>
          </table:table-cell>
          <table:covered-table-cell/>
          <table:covered-table-cell/>
          <table:covered-table-cell/>
          <table:table-cell table:style-name="Tableau23.A1" office:value-type="string">
            <text:p text:style-name="P3"><text:span text:style-name="T7">Durée : </text:span><text:span text:style-name="T7">10 </text:span></text:p>
          </table:table-cell>
        </table:table-row>
        <table:table-row>
          <table:table-cell table:style-name="Tableau23.A1" table:number-columns-spanned="3" office:value-type="string">
            <text:p text:style-name="P3"><text:span text:style-name="T7">Octet de codage des parametres : </text:span><text:span text:style-name="T7">Oui </text:span></text:p>
          </table:table-cell>
          <table:covered-table-cell/>
          <table:covered-table-cell/>
          <table:table-cell table:style-name="Tableau23.A1" table:number-columns-spanned="2" office:value-type="string">
            <text:p text:style-name="P3"><text:span text:style-name="T7">Modifie le carry : </text:span><text:span text:style-name="T7">Oui </text:span></text:p>
          </table:table-cell>
          <table:covered-table-cell/>
        </table:table-row>
        <table:table-row>
          <table:table-cell table:style-name="Tableau23.A1" table:number-columns-spanned="5" office:value-type="string">
            <text:p text:style-name="P5">Effectue un OR logique entre les deux premiers paramametres et stock le resultat dans le troisieme paramametre. Si la valeur resultante est egale a zero, alors le carry passe a l'etat un, sinon a l'etat zero. </text:p>
          </table:table-cell>
          <table:covered-table-cell/>
          <table:covered-table-cell/>
          <table:covered-table-cell/>
          <table:covered-table-cell/>
        </table:table-row>
      </table:table>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P9">xor </text:p>
          </table:table-cell>
          <table:table-cell table:style-name="Tableau24.A1" office:value-type="string">
            <text:p text:style-name="P7">Logical XOR </text:p>
          </table:table-cell>
          <table:table-cell table:style-name="Tableau24.A1" table:number-columns-spanned="2" office:value-type="string">
            <text:p text:style-name="P5">0x08 </text:p>
          </table:table-cell>
          <table:covered-table-cell/>
        </table:table-row>
        <table:table-row>
          <table:table-cell table:style-name="Tableau24.A1" table:number-columns-spanned="3" office:value-type="string">
            <text:p text:style-name="P3"><text:span text:style-name="T7">Usage : </text:span><text:span text:style-name="T26">xor </text:span><text:span text:style-name="T26">S</text:span><text:span text:style-name="T26">(</text:span><text:span text:style-name="T26">RG/ID/D4</text:span><text:span text:style-name="T26">), </text:span><text:span text:style-name="T26">S</text:span><text:span text:style-name="T26">(</text:span><text:span text:style-name="T26">RG/ID/D4</text:span><text:span text:style-name="T26">), </text:span><text:span text:style-name="T26">D</text:span><text:span text:style-name="T26">(</text:span><text:span text:style-name="T26">RG</text:span><text:span text:style-name="T26">) </text:span></text:p>
          </table:table-cell>
          <table:covered-table-cell/>
          <table:covered-table-cell/>
          <table:table-cell table:style-name="Tableau24.A1" office:value-type="string">
            <text:p text:style-name="P3"><text:span text:style-name="T7">Durée : </text:span><text:span text:style-name="T7">10 </text:span></text:p>
          </table:table-cell>
        </table:table-row>
        <table:table-row>
          <table:table-cell table:style-name="Tableau24.A1" table:number-columns-spanned="2" office:value-type="string">
            <text:p text:style-name="P3"><text:span text:style-name="T7">Octet de codage des parametres : </text:span><text:span text:style-name="T7">Oui </text:span></text:p>
          </table:table-cell>
          <table:covered-table-cell/>
          <table:table-cell table:style-name="Tableau24.A1" table:number-columns-spanned="2" office:value-type="string">
            <text:p text:style-name="P3"><text:span text:style-name="T7">Modifie le carry : </text:span><text:span text:style-name="T7">Oui </text:span></text:p>
          </table:table-cell>
          <table:covered-table-cell/>
        </table:table-row>
        <table:table-row>
          <table:table-cell table:style-name="Tableau24.A1" table:number-columns-spanned="4" office:value-type="string">
            <text:p text:style-name="P5">Effectue un XOR logique entre les deux premiers paramametres et stock le resultat dans le troisieme paramametre. Si la valeur resultante est egale a zero, alors le carry passe a l'etat un, sinon a l'etat zero. </text:p>
          </table:table-cell>
          <table:covered-table-cell/>
          <table:covered-table-cell/>
          <table:covered-table-cell/>
        </table:table-row>
      </table:table>
      <table:table table:name="Tableau25" table:style-name="Tableau25">
        <table:table-column table:style-name="Tableau25.A"/>
        <table:table-column table:style-name="Tableau25.B"/>
        <table:table-column table:style-name="Tableau25.C"/>
        <table:table-column table:style-name="Tableau25.D"/>
        <table:table-column table:style-name="Tableau25.E"/>
        <table:table-row>
          <table:table-cell table:style-name="Tableau25.A1" office:value-type="string">
            <text:p text:style-name="P9">zjmp </text:p>
          </table:table-cell>
          <table:table-cell table:style-name="Tableau25.A1" table:number-columns-spanned="2" office:value-type="string">
            <text:p text:style-name="P7">Jump if zero </text:p>
          </table:table-cell>
          <table:covered-table-cell/>
          <table:table-cell table:style-name="Tableau25.A1" table:number-columns-spanned="2" office:value-type="string">
            <text:p text:style-name="P5">0x09 </text:p>
          </table:table-cell>
          <table:covered-table-cell/>
        </table:table-row>
        <table:table-row>
          <table:table-cell table:style-name="Tableau25.A1" table:number-columns-spanned="2" office:value-type="string">
            <text:p text:style-name="P3"><text:span text:style-name="T7">Usage : </text:span><text:span text:style-name="T26">zjmp </text:span><text:span text:style-name="T26">S</text:span><text:span text:style-name="T26">(</text:span><text:span text:style-name="T26">D2</text:span><text:span text:style-name="T26">) </text:span></text:p>
          </table:table-cell>
          <table:covered-table-cell/>
          <table:table-cell table:style-name="Tableau25.A1" table:number-columns-spanned="3" office:value-type="string">
            <text:p text:style-name="P3"><text:span text:style-name="T7">Durée : </text:span><text:span text:style-name="T7">10 </text:span></text:p>
          </table:table-cell>
          <table:covered-table-cell/>
          <table:covered-table-cell/>
        </table:table-row>
        <table:table-row>
          <table:table-cell table:style-name="Tableau25.A1" table:number-columns-spanned="4" office:value-type="string">
            <text:p text:style-name="P3"><text:span text:style-name="T7">Octet de codage des parametres : </text:span><text:span text:style-name="T7">Non </text:span></text:p>
          </table:table-cell>
          <table:covered-table-cell/>
          <table:covered-table-cell/>
          <table:covered-table-cell/>
          <table:table-cell table:style-name="Tableau25.A1" office:value-type="string">
            <text:p text:style-name="P3"><text:span text:style-name="T7">Modifie le carry : </text:span><text:span text:style-name="T7">Non </text:span></text:p>
          </table:table-cell>
        </table:table-row>
        <table:table-row>
          <table:table-cell table:style-name="Tableau25.A1" table:number-columns-spanned="5" office:value-type="string">
            <text:p text:style-name="P5">Saute a l'adresse passé en parametre si le carry est a l'etat un. L'adresse devient alors celle de la prochaine instruction. Si le carry est <text:soft-page-break/>a l'etat zero, rien ne se passe et le flot continue normalement jusqu'a l'instruction suivante. Rien ne precise si l'instruction consomme la totalité de ces cycles dans ce cas, a vous d'en decider. </text:p>
          </table:table-cell>
          <table:covered-table-cell/>
          <table:covered-table-cell/>
          <table:covered-table-cell/>
          <table:covered-table-cell/>
        </table:table-row>
      </table:table>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P9">ldi </text:p>
          </table:table-cell>
          <table:table-cell table:style-name="Tableau26.A1" table:number-columns-spanned="3" office:value-type="string">
            <text:p text:style-name="P7">Load indirect </text:p>
          </table:table-cell>
          <table:covered-table-cell/>
          <table:covered-table-cell/>
          <table:table-cell table:style-name="Tableau26.A1" office:value-type="string">
            <text:p text:style-name="P5">0x0A </text:p>
          </table:table-cell>
        </table:table-row>
        <table:table-row>
          <table:table-cell table:style-name="Tableau26.A1" table:number-columns-spanned="3" office:value-type="string">
            <text:p text:style-name="P3"><text:span text:style-name="T7">Usage : </text:span><text:span text:style-name="T26">ldi </text:span><text:span text:style-name="T26">S</text:span><text:span text:style-name="T26">(</text:span><text:span text:style-name="T26">RG/ID/D2</text:span><text:span text:style-name="T26">), </text:span><text:span text:style-name="T26">S</text:span><text:span text:style-name="T26">(</text:span><text:span text:style-name="T26">ID/D2</text:span><text:span text:style-name="T26">), </text:span><text:span text:style-name="T26">D</text:span><text:span text:style-name="T26">(</text:span><text:span text:style-name="T26">RG</text:span><text:span text:style-name="T26">) </text:span></text:p>
          </table:table-cell>
          <table:covered-table-cell/>
          <table:covered-table-cell/>
          <table:table-cell table:style-name="Tableau26.A1" table:number-columns-spanned="2" office:value-type="string">
            <text:p text:style-name="P3"><text:span text:style-name="T7">Durée : </text:span><text:span text:style-name="T7">10 </text:span></text:p>
          </table:table-cell>
          <table:covered-table-cell/>
        </table:table-row>
        <table:table-row>
          <table:table-cell table:style-name="Tableau26.A1" table:number-columns-spanned="2" office:value-type="string">
            <text:p text:style-name="P3"><text:span text:style-name="T7">Octet de codage des parametres : </text:span><text:span text:style-name="T7">Oui </text:span></text:p>
          </table:table-cell>
          <table:covered-table-cell/>
          <table:table-cell table:style-name="Tableau26.A1" table:number-columns-spanned="3" office:value-type="string">
            <text:p text:style-name="P3"><text:span text:style-name="T7">Modifie le carry : </text:span><text:span text:style-name="T7">Oui </text:span></text:p>
          </table:table-cell>
          <table:covered-table-cell/>
          <table:covered-table-cell/>
        </table:table-row>
        <table:table-row>
          <table:table-cell table:style-name="Tableau26.A1" table:number-columns-spanned="5" office:value-type="string">
            <text:p text:style-name="P5">Transfert indirect RAM &gt; Registre. Charge la valeur a l'adresse resultante de l'addition des deux premiers paramametres, dans le registre passé en troisieme parametre. Si cette valeur est nulle, alors le carry passe a l'etat un, sinon a l'ettat zero. </text:p>
          </table:table-cell>
          <table:covered-table-cell/>
          <table:covered-table-cell/>
          <table:covered-table-cell/>
          <table:covered-table-cell/>
        </table:table-row>
      </table:table>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office:value-type="string">
            <text:p text:style-name="P9">sti </text:p>
          </table:table-cell>
          <table:table-cell table:style-name="Tableau27.A1" table:number-columns-spanned="3" office:value-type="string">
            <text:p text:style-name="P7">Store indirect </text:p>
          </table:table-cell>
          <table:covered-table-cell/>
          <table:covered-table-cell/>
          <table:table-cell table:style-name="Tableau27.A1" office:value-type="string">
            <text:p text:style-name="P5">0x0B </text:p>
          </table:table-cell>
        </table:table-row>
        <table:table-row>
          <table:table-cell table:style-name="Tableau27.A1" table:number-columns-spanned="3" office:value-type="string">
            <text:p text:style-name="P3"><text:span text:style-name="T7">Usage : </text:span><text:span text:style-name="T26">sti </text:span><text:span text:style-name="T26">S</text:span><text:span text:style-name="T26">(</text:span><text:span text:style-name="T26">RG</text:span><text:span text:style-name="T26">), </text:span><text:span text:style-name="T26">S</text:span><text:span text:style-name="T26">(</text:span><text:span text:style-name="T26">RG/ID/D2</text:span><text:span text:style-name="T26">), </text:span><text:span text:style-name="T26">S</text:span><text:span text:style-name="T26">(</text:span><text:span text:style-name="T26">ID/D2</text:span><text:span text:style-name="T26">) </text:span></text:p>
          </table:table-cell>
          <table:covered-table-cell/>
          <table:covered-table-cell/>
          <table:table-cell table:style-name="Tableau27.A1" table:number-columns-spanned="2" office:value-type="string">
            <text:p text:style-name="P3"><text:span text:style-name="T7">Durée : </text:span><text:span text:style-name="T7">10 </text:span></text:p>
          </table:table-cell>
          <table:covered-table-cell/>
        </table:table-row>
        <table:table-row>
          <table:table-cell table:style-name="Tableau27.A1" table:number-columns-spanned="2" office:value-type="string">
            <text:p text:style-name="P3"><text:span text:style-name="T7">Octet de codage des parametres : </text:span><text:span text:style-name="T7">Oui </text:span></text:p>
          </table:table-cell>
          <table:covered-table-cell/>
          <table:table-cell table:style-name="Tableau27.A1" table:number-columns-spanned="3" office:value-type="string">
            <text:p text:style-name="P3"><text:span text:style-name="T7">Modifie le carry : </text:span><text:span text:style-name="T7">Oui </text:span></text:p>
          </table:table-cell>
          <table:covered-table-cell/>
          <table:covered-table-cell/>
        </table:table-row>
        <table:table-row>
          <table:table-cell table:style-name="Tableau27.A1" table:number-columns-spanned="5" office:value-type="string">
            <text:p text:style-name="P5">Transfert indirect Registre &gt; RAM. Charge la valeur contenu dans le registre passé en premier parametre a l'adresse resultante de l'addition des deux derniers paramametres. Si cette valeur est nulle, alors le carry passe a l'etat un, sinon a l'ettat zero. </text:p>
          </table:table-cell>
          <table:covered-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enturyGothic" svg:font-family="CenturyGothic"/>
    <style:font-face style:name="Consolas" svg:font-family="Consola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 gradea</meta:initial-creator>
    <meta:creation-date>2018-07-28T19:58:49</meta:creation-date>
    <meta:document-statistic meta:table-count="27" meta:image-count="0" meta:object-count="0" meta:page-count="12" meta:paragraph-count="759" meta:word-count="2968" meta:character-count="14878"/>
    <dc:date>2018-07-28T20:02:56</dc:date>
    <dc:creator>ion gradea</dc:creator>
    <meta:editing-duration>PT4M9S</meta:editing-duration>
    <meta:editing-cycles>1</meta:editing-cycles>
    <meta:generator>OpenOffice/4.1.2$Unix OpenOffice.org_project/412m3$Build-9782</meta:generator>
  </office:meta>
</office:document-meta>
</file>